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B" style:family="table-column">
      <style:table-column-properties style:column-width="1.1153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1153in" style:rel-column-width="10922*"/>
    </style:style>
    <style:style style:name="Table1.B" style:family="table-column">
      <style:table-column-properties style:column-width="1.1153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Quotations">
      <style:text-properties officeooo:rsid="002daf9d" officeooo:paragraph-rsid="002daf9d"/>
    </style:style>
    <style:style style:name="P2" style:family="paragraph" style:parent-style-name="Standard">
      <style:paragraph-properties fo:text-align="start" style:justify-single-word="false"/>
      <style:text-properties officeooo:rsid="002daf9d" officeooo:paragraph-rsid="002daf9d"/>
    </style:style>
    <style:style style:name="P3" style:family="paragraph" style:parent-style-name="Standard">
      <style:paragraph-properties fo:text-align="start" style:justify-single-word="false"/>
      <style:text-properties officeooo:rsid="002daf9d" officeooo:paragraph-rsid="00fa0a8a"/>
    </style:style>
    <style:style style:name="P4" style:family="paragraph" style:parent-style-name="Quotations">
      <style:text-properties officeooo:rsid="00308e5a" officeooo:paragraph-rsid="00308e5a"/>
    </style:style>
    <style:style style:name="P5" style:family="paragraph" style:parent-style-name="Standard">
      <style:text-properties officeooo:rsid="00308e5a" officeooo:paragraph-rsid="00308e5a"/>
    </style:style>
    <style:style style:name="P6" style:family="paragraph" style:parent-style-name="Standard">
      <style:paragraph-properties fo:text-align="start" style:justify-single-word="false"/>
      <style:text-properties officeooo:rsid="00308e5a" officeooo:paragraph-rsid="00308e5a"/>
    </style:style>
    <style:style style:name="P7" style:family="paragraph" style:parent-style-name="Standard">
      <style:paragraph-properties fo:text-align="center" style:justify-single-word="false"/>
      <style:text-properties officeooo:rsid="00185d09" officeooo:paragraph-rsid="00185d09"/>
    </style:style>
    <style:style style:name="P8" style:family="paragraph" style:parent-style-name="Standard">
      <style:paragraph-properties fo:text-align="start" style:justify-single-word="false"/>
      <style:text-properties officeooo:rsid="00185d09" officeooo:paragraph-rsid="00185d09"/>
    </style:style>
    <style:style style:name="P9" style:family="paragraph" style:parent-style-name="Standard">
      <style:paragraph-properties fo:text-align="start" style:justify-single-word="false"/>
      <style:text-properties officeooo:rsid="00185d09" officeooo:paragraph-rsid="0018734f"/>
    </style:style>
    <style:style style:name="P10" style:family="paragraph" style:parent-style-name="Standard">
      <style:paragraph-properties fo:text-align="start" style:justify-single-word="false"/>
      <style:text-properties officeooo:rsid="001b0222" officeooo:paragraph-rsid="001b0222"/>
    </style:style>
    <style:style style:name="P11" style:family="paragraph" style:parent-style-name="Standard">
      <style:paragraph-properties fo:text-align="start" style:justify-single-word="false"/>
      <style:text-properties officeooo:rsid="001b0222" officeooo:paragraph-rsid="001bb841"/>
    </style:style>
    <style:style style:name="P12" style:family="paragraph" style:parent-style-name="Standard">
      <style:paragraph-properties fo:text-align="start" style:justify-single-word="false"/>
      <style:text-properties officeooo:rsid="001bb841" officeooo:paragraph-rsid="001bb841"/>
    </style:style>
    <style:style style:name="P13" style:family="paragraph" style:parent-style-name="Standard">
      <style:paragraph-properties fo:text-align="start" style:justify-single-word="false"/>
      <style:text-properties officeooo:rsid="001f761e" officeooo:paragraph-rsid="001f761e"/>
    </style:style>
    <style:style style:name="P14" style:family="paragraph" style:parent-style-name="Standard">
      <style:paragraph-properties fo:text-align="start" style:justify-single-word="false"/>
      <style:text-properties officeooo:rsid="0024d085" officeooo:paragraph-rsid="0024d085"/>
    </style:style>
    <style:style style:name="P15" style:family="paragraph" style:parent-style-name="Standard">
      <style:paragraph-properties fo:text-align="start" style:justify-single-word="false"/>
      <style:text-properties fo:font-style="italic" officeooo:rsid="00185d09" officeooo:paragraph-rsid="0018734f" style:font-style-asian="italic" style:font-style-complex="italic"/>
    </style:style>
    <style:style style:name="P16" style:family="paragraph" style:parent-style-name="Standard">
      <style:paragraph-properties fo:text-align="start" style:justify-single-word="false"/>
      <style:text-properties officeooo:rsid="0025bdfd" officeooo:paragraph-rsid="0025bdfd"/>
    </style:style>
    <style:style style:name="P17" style:family="paragraph" style:parent-style-name="Standard">
      <style:paragraph-properties fo:text-align="start" style:justify-single-word="false"/>
      <style:text-properties officeooo:rsid="0025bdfd" officeooo:paragraph-rsid="002c47f3"/>
    </style:style>
    <style:style style:name="P18" style:family="paragraph" style:parent-style-name="Standard">
      <style:paragraph-properties fo:text-align="start" style:justify-single-word="false"/>
      <style:text-properties officeooo:rsid="0025bdfd" officeooo:paragraph-rsid="002c7d2f"/>
    </style:style>
    <style:style style:name="P19" style:family="paragraph" style:parent-style-name="Standard">
      <style:paragraph-properties fo:text-align="start" style:justify-single-word="false"/>
      <style:text-properties officeooo:rsid="0025bdfd" officeooo:paragraph-rsid="0027c008"/>
    </style:style>
    <style:style style:name="P20" style:family="paragraph" style:parent-style-name="Standard">
      <style:paragraph-properties fo:text-align="start" style:justify-single-word="false"/>
      <style:text-properties officeooo:rsid="00269062" officeooo:paragraph-rsid="00269062"/>
    </style:style>
    <style:style style:name="P21" style:family="paragraph" style:parent-style-name="Standard">
      <style:paragraph-properties fo:text-align="start" style:justify-single-word="false"/>
      <style:text-properties officeooo:rsid="0027c008" officeooo:paragraph-rsid="0027c008"/>
    </style:style>
    <style:style style:name="P22" style:family="paragraph" style:parent-style-name="Standard">
      <style:paragraph-properties fo:text-align="start" style:justify-single-word="false"/>
      <style:text-properties officeooo:rsid="00292be8" officeooo:paragraph-rsid="00292be8"/>
    </style:style>
    <style:style style:name="P23" style:family="paragraph" style:parent-style-name="Standard">
      <style:paragraph-properties fo:text-align="start" style:justify-single-word="false"/>
      <style:text-properties officeooo:rsid="00292be8" officeooo:paragraph-rsid="00f71ae6"/>
    </style:style>
    <style:style style:name="P24" style:family="paragraph" style:parent-style-name="Table_20_Contents">
      <style:paragraph-properties fo:text-align="center" style:justify-single-word="false"/>
      <style:text-properties officeooo:rsid="00292be8" officeooo:paragraph-rsid="00292be8"/>
    </style:style>
    <style:style style:name="P25" style:family="paragraph" style:parent-style-name="Table_20_Contents">
      <style:paragraph-properties fo:text-align="center" style:justify-single-word="false"/>
      <style:text-properties officeooo:rsid="00292be8" officeooo:paragraph-rsid="00f71ae6"/>
    </style:style>
    <style:style style:name="P26" style:family="paragraph" style:parent-style-name="Standard">
      <style:paragraph-properties fo:text-align="start" style:justify-single-word="false"/>
      <style:text-properties officeooo:rsid="002a62fb" officeooo:paragraph-rsid="002a62fb"/>
    </style:style>
    <style:style style:name="P27" style:family="paragraph" style:parent-style-name="Standard">
      <style:paragraph-properties fo:text-align="start" style:justify-single-word="false"/>
      <style:text-properties officeooo:rsid="002c47f3" officeooo:paragraph-rsid="002c47f3"/>
    </style:style>
    <style:style style:name="P28" style:family="paragraph" style:parent-style-name="Standard">
      <style:paragraph-properties fo:text-align="start" style:justify-single-word="false"/>
      <style:text-properties officeooo:rsid="002c7d2f" officeooo:paragraph-rsid="002c7d2f"/>
    </style:style>
    <style:style style:name="P29" style:family="paragraph" style:parent-style-name="Standard">
      <style:text-properties officeooo:rsid="00306dce" officeooo:paragraph-rsid="00306dce"/>
    </style:style>
    <style:style style:name="P30" style:family="paragraph" style:parent-style-name="Standard">
      <style:paragraph-properties fo:text-align="start" style:justify-single-word="false"/>
      <style:text-properties officeooo:rsid="00306dce" officeooo:paragraph-rsid="00308e5a"/>
    </style:style>
    <style:style style:name="P31" style:family="paragraph" style:parent-style-name="Standard">
      <style:text-properties officeooo:rsid="00306dce" officeooo:paragraph-rsid="00308e5a"/>
    </style:style>
    <style:style style:name="P32" style:family="paragraph" style:parent-style-name="Standard">
      <style:text-properties officeooo:rsid="00306dce" officeooo:paragraph-rsid="0032fc66"/>
    </style:style>
    <style:style style:name="P33" style:family="paragraph" style:parent-style-name="Standard">
      <style:text-properties officeooo:rsid="00366e75" officeooo:paragraph-rsid="00366e75"/>
    </style:style>
    <style:style style:name="P34" style:family="paragraph" style:parent-style-name="Standard">
      <style:text-properties officeooo:rsid="00388b18" officeooo:paragraph-rsid="00388b18"/>
    </style:style>
    <style:style style:name="P35" style:family="paragraph" style:parent-style-name="Standard">
      <style:paragraph-properties fo:text-align="start" style:justify-single-word="false"/>
      <style:text-properties officeooo:rsid="00242741" officeooo:paragraph-rsid="00242741"/>
    </style:style>
    <style:style style:name="P36" style:family="paragraph" style:parent-style-name="Standard">
      <style:paragraph-properties fo:text-align="start" style:justify-single-word="false"/>
      <style:text-properties officeooo:rsid="0057250c" officeooo:paragraph-rsid="0057250c"/>
    </style:style>
    <style:style style:name="P37" style:family="paragraph" style:parent-style-name="Standard">
      <style:paragraph-properties fo:text-align="start" style:justify-single-word="false"/>
      <style:text-properties officeooo:rsid="005c34d9" officeooo:paragraph-rsid="00dc89c5"/>
    </style:style>
    <style:style style:name="P38" style:family="paragraph" style:parent-style-name="Standard">
      <style:paragraph-properties fo:text-align="start" style:justify-single-word="false"/>
      <style:text-properties officeooo:rsid="005c34d9" officeooo:paragraph-rsid="00de5138"/>
    </style:style>
    <style:style style:name="P39" style:family="paragraph" style:parent-style-name="Standard">
      <style:paragraph-properties fo:text-align="start" style:justify-single-word="false"/>
      <style:text-properties officeooo:rsid="005df79d" officeooo:paragraph-rsid="005df79d"/>
    </style:style>
    <style:style style:name="P40" style:family="paragraph" style:parent-style-name="Standard">
      <style:paragraph-properties fo:text-align="start" style:justify-single-word="false"/>
      <style:text-properties officeooo:rsid="005df79d" officeooo:paragraph-rsid="00d2eb38"/>
    </style:style>
    <style:style style:name="P41" style:family="paragraph" style:parent-style-name="Table_20_Contents">
      <style:paragraph-properties fo:text-align="center" style:justify-single-word="false"/>
      <style:text-properties officeooo:rsid="005df79d" officeooo:paragraph-rsid="005df79d"/>
    </style:style>
    <style:style style:name="P42" style:family="paragraph" style:parent-style-name="Standard">
      <style:text-properties officeooo:rsid="0062640c" officeooo:paragraph-rsid="00d3aeff"/>
    </style:style>
    <style:style style:name="P43" style:family="paragraph" style:parent-style-name="Standard">
      <style:text-properties officeooo:rsid="006314c9" officeooo:paragraph-rsid="006314c9"/>
    </style:style>
    <style:style style:name="P44" style:family="paragraph" style:parent-style-name="Standard">
      <style:text-properties officeooo:rsid="003f9259" officeooo:paragraph-rsid="003f9259"/>
    </style:style>
    <style:style style:name="P45" style:family="paragraph" style:parent-style-name="Standard">
      <style:text-properties officeooo:rsid="006e32e9" officeooo:paragraph-rsid="006e32e9"/>
    </style:style>
    <style:style style:name="P46" style:family="paragraph" style:parent-style-name="Standard">
      <style:text-properties officeooo:rsid="0078083c" officeooo:paragraph-rsid="0078083c"/>
    </style:style>
    <style:style style:name="P47" style:family="paragraph" style:parent-style-name="Standard">
      <style:text-properties officeooo:rsid="0078083c" officeooo:paragraph-rsid="00e92b57"/>
    </style:style>
    <style:style style:name="P48" style:family="paragraph" style:parent-style-name="Standard">
      <style:text-properties officeooo:rsid="007b2db2" officeooo:paragraph-rsid="00e92b57"/>
    </style:style>
    <style:style style:name="P49" style:family="paragraph" style:parent-style-name="Standard">
      <style:text-properties officeooo:rsid="0085fc12" officeooo:paragraph-rsid="00e92b57"/>
    </style:style>
    <style:style style:name="P50" style:family="paragraph" style:parent-style-name="Standard">
      <style:text-properties officeooo:rsid="008cbb62" officeooo:paragraph-rsid="00e92b57"/>
    </style:style>
    <style:style style:name="P51" style:family="paragraph" style:parent-style-name="Standard">
      <style:paragraph-properties fo:text-align="start" style:justify-single-word="false"/>
      <style:text-properties officeooo:rsid="00955add" officeooo:paragraph-rsid="002c7d2f"/>
    </style:style>
    <style:style style:name="P52" style:family="paragraph" style:parent-style-name="Standard">
      <style:text-properties officeooo:rsid="00c0d86c"/>
    </style:style>
    <style:style style:name="P53" style:family="paragraph" style:parent-style-name="Standard">
      <style:paragraph-properties fo:text-align="start" style:justify-single-word="false"/>
      <style:text-properties officeooo:rsid="00d3aeff" officeooo:paragraph-rsid="00d3aeff"/>
    </style:style>
    <style:style style:name="P54" style:family="paragraph" style:parent-style-name="Standard">
      <style:paragraph-properties fo:text-align="start" style:justify-single-word="false"/>
      <style:text-properties officeooo:rsid="00d3aeff" officeooo:paragraph-rsid="0111f2a5"/>
    </style:style>
    <style:style style:name="P55" style:family="paragraph" style:parent-style-name="Standard">
      <style:text-properties officeooo:rsid="00d3aeff" officeooo:paragraph-rsid="00d3aeff"/>
    </style:style>
    <style:style style:name="P56" style:family="paragraph" style:parent-style-name="Standard">
      <style:paragraph-properties fo:text-align="start" style:justify-single-word="false"/>
      <style:text-properties officeooo:rsid="00d4f771" officeooo:paragraph-rsid="00d4f771"/>
    </style:style>
    <style:style style:name="P57" style:family="paragraph" style:parent-style-name="Standard">
      <style:paragraph-properties fo:text-align="start" style:justify-single-word="false"/>
      <style:text-properties officeooo:rsid="00e0e3ff" officeooo:paragraph-rsid="005df79d"/>
    </style:style>
    <style:style style:name="P58" style:family="paragraph" style:parent-style-name="Standard">
      <style:paragraph-properties fo:text-align="start" style:justify-single-word="false"/>
      <style:text-properties officeooo:rsid="00e0e3ff" officeooo:paragraph-rsid="00e0e3ff"/>
    </style:style>
    <style:style style:name="P59" style:family="paragraph" style:parent-style-name="Standard">
      <style:text-properties officeooo:rsid="00e3b791"/>
    </style:style>
    <style:style style:name="P60" style:family="paragraph" style:parent-style-name="Standard">
      <style:text-properties officeooo:rsid="00e3b791" officeooo:paragraph-rsid="00e3b791"/>
    </style:style>
    <style:style style:name="P61" style:family="paragraph" style:parent-style-name="Standard">
      <style:text-properties officeooo:paragraph-rsid="00e3b791"/>
    </style:style>
    <style:style style:name="P62" style:family="paragraph" style:parent-style-name="Standard">
      <style:text-properties officeooo:rsid="00e45842" officeooo:paragraph-rsid="00e45842"/>
    </style:style>
    <style:style style:name="P63" style:family="paragraph" style:parent-style-name="Standard">
      <style:text-properties officeooo:paragraph-rsid="00e45842"/>
    </style:style>
    <style:style style:name="P64" style:family="paragraph" style:parent-style-name="Standard">
      <style:paragraph-properties fo:text-align="start" style:justify-single-word="false"/>
      <style:text-properties officeooo:rsid="001d8364" officeooo:paragraph-rsid="001bb841"/>
    </style:style>
    <style:style style:name="P65" style:family="paragraph" style:parent-style-name="Standard">
      <style:paragraph-properties fo:text-align="start" style:justify-single-word="false"/>
      <style:text-properties officeooo:rsid="00716f18" officeooo:paragraph-rsid="00d2eb38"/>
    </style:style>
    <style:style style:name="P66" style:family="paragraph" style:parent-style-name="Standard">
      <style:text-properties officeooo:rsid="00ee9197" officeooo:paragraph-rsid="00ee9197"/>
    </style:style>
    <style:style style:name="P67" style:family="paragraph" style:parent-style-name="Standard">
      <style:paragraph-properties fo:text-align="start" style:justify-single-word="false"/>
      <style:text-properties officeooo:rsid="00f592b6" officeooo:paragraph-rsid="00f592b6"/>
    </style:style>
    <style:style style:name="P68" style:family="paragraph" style:parent-style-name="Standard">
      <style:text-properties officeooo:rsid="00f592b6" officeooo:paragraph-rsid="00fa0a8a"/>
    </style:style>
    <style:style style:name="P69" style:family="paragraph" style:parent-style-name="Standard">
      <style:text-properties officeooo:rsid="00f592b6" officeooo:paragraph-rsid="00fc0381"/>
    </style:style>
    <style:style style:name="P70" style:family="paragraph" style:parent-style-name="Standard">
      <style:paragraph-properties fo:text-align="start" style:justify-single-word="false"/>
      <style:text-properties officeooo:rsid="00f71ae6" officeooo:paragraph-rsid="00f71ae6"/>
    </style:style>
    <style:style style:name="P71" style:family="paragraph" style:parent-style-name="Table_20_Contents">
      <style:paragraph-properties fo:text-align="center" style:justify-single-word="false"/>
      <style:text-properties officeooo:rsid="00f71ae6" officeooo:paragraph-rsid="00f71ae6"/>
    </style:style>
    <style:style style:name="P72" style:family="paragraph" style:parent-style-name="Standard">
      <style:paragraph-properties fo:text-align="start" style:justify-single-word="false"/>
      <style:text-properties officeooo:rsid="00f878ae" officeooo:paragraph-rsid="00f878ae"/>
    </style:style>
    <style:style style:name="P73" style:family="paragraph" style:parent-style-name="Standard">
      <style:paragraph-properties fo:text-align="start" style:justify-single-word="false"/>
      <style:text-properties officeooo:rsid="0051b76d" officeooo:paragraph-rsid="00fa0a8a"/>
    </style:style>
    <style:style style:name="P74" style:family="paragraph" style:parent-style-name="Standard">
      <style:text-properties officeooo:paragraph-rsid="00fa0a8a"/>
    </style:style>
    <style:style style:name="P75" style:family="paragraph" style:parent-style-name="Table_20_Contents">
      <style:paragraph-properties fo:text-align="start" style:justify-single-word="false"/>
      <style:text-properties fo:font-weight="bold" officeooo:rsid="00292be8" officeooo:paragraph-rsid="00292be8" style:font-weight-asian="bold" style:font-weight-complex="bold"/>
    </style:style>
    <style:style style:name="P76" style:family="paragraph" style:parent-style-name="Table_20_Contents">
      <style:paragraph-properties fo:text-align="start" style:justify-single-word="false"/>
      <style:text-properties fo:font-weight="bold" officeooo:rsid="00292be8" officeooo:paragraph-rsid="00f71ae6" style:font-weight-asian="bold" style:font-weight-complex="bold"/>
    </style:style>
    <style:style style:name="P77" style:family="paragraph" style:parent-style-name="Table_20_Contents">
      <style:paragraph-properties fo:text-align="start" style:justify-single-word="false"/>
      <style:text-properties fo:font-weight="bold" officeooo:rsid="005df79d" officeooo:paragraph-rsid="005df79d" style:font-weight-asian="bold" style:font-weight-complex="bold"/>
    </style:style>
    <style:style style:name="P78" style:family="paragraph" style:parent-style-name="Table_20_Contents">
      <style:paragraph-properties fo:text-align="center" style:justify-single-word="false"/>
      <style:text-properties fo:font-weight="bold" officeooo:rsid="005df79d" officeooo:paragraph-rsid="005df79d" style:font-weight-asian="bold" style:font-weight-complex="bold"/>
    </style:style>
    <style:style style:name="P79" style:family="paragraph" style:parent-style-name="Table_20_Contents">
      <style:paragraph-properties fo:text-align="center" style:justify-single-word="false"/>
      <style:text-properties fo:font-weight="bold" style:font-weight-asian="bold" style:font-weight-complex="bold"/>
    </style:style>
    <style:style style:name="P80" style:family="paragraph" style:parent-style-name="Table_20_Contents">
      <style:paragraph-properties fo:text-align="start" style:justify-single-word="false"/>
      <style:text-properties fo:font-weight="bold" officeooo:rsid="00f71ae6" officeooo:paragraph-rsid="00f71ae6" style:font-weight-asian="bold" style:font-weight-complex="bold"/>
    </style:style>
    <style:style style:name="P81" style:family="paragraph" style:parent-style-name="Table_20_Contents">
      <style:paragraph-properties fo:text-align="center" style:justify-single-word="false"/>
      <style:text-properties officeooo:rsid="002a08bc" officeooo:paragraph-rsid="002a08bc"/>
    </style:style>
    <style:style style:name="P82" style:family="paragraph" style:parent-style-name="Table_20_Contents">
      <style:paragraph-properties fo:text-align="center" style:justify-single-word="false"/>
      <style:text-properties officeooo:rsid="002a08bc" officeooo:paragraph-rsid="00f71ae6"/>
    </style:style>
    <style:style style:name="P83" style:family="paragraph" style:parent-style-name="Table_20_Contents">
      <style:paragraph-properties fo:text-align="center" style:justify-single-word="false"/>
    </style:style>
    <style:style style:name="P84" style:family="paragraph" style:parent-style-name="Table_20_Contents">
      <style:paragraph-properties fo:text-align="center" style:justify-single-word="false"/>
      <style:text-properties officeooo:rsid="00f61af4" officeooo:paragraph-rsid="00f71ae6"/>
    </style:style>
    <style:style style:name="P85" style:family="paragraph" style:parent-style-name="Standard">
      <style:paragraph-properties fo:break-before="page"/>
      <style:text-properties officeooo:rsid="003bd357" officeooo:paragraph-rsid="003e051e"/>
    </style:style>
    <style:style style:name="P86" style:family="paragraph" style:parent-style-name="Table_20_Contents">
      <style:paragraph-properties fo:text-align="center" style:justify-single-word="false"/>
      <style:text-properties officeooo:rsid="00fc8cfd" officeooo:paragraph-rsid="00fc8cfd"/>
    </style:style>
    <style:style style:name="P87" style:family="paragraph" style:parent-style-name="Standard">
      <style:paragraph-properties fo:text-align="start" style:justify-single-word="false"/>
      <style:text-properties officeooo:rsid="00fcae48" officeooo:paragraph-rsid="00fcae48"/>
    </style:style>
    <style:style style:name="P88" style:family="paragraph" style:parent-style-name="Standard">
      <style:paragraph-properties fo:text-align="start" style:justify-single-word="false"/>
      <style:text-properties officeooo:rsid="00fcae48" officeooo:paragraph-rsid="00fcbca2"/>
    </style:style>
    <style:style style:name="P89" style:family="paragraph" style:parent-style-name="Standard">
      <style:paragraph-properties fo:text-align="start" style:justify-single-word="false"/>
      <style:text-properties officeooo:rsid="00fe2d40" officeooo:paragraph-rsid="00fe2d40"/>
    </style:style>
    <style:style style:name="P90" style:family="paragraph" style:parent-style-name="Standard">
      <style:paragraph-properties fo:text-align="start" style:justify-single-word="false"/>
      <style:text-properties officeooo:rsid="00ff5dd3" officeooo:paragraph-rsid="00ff5dd3"/>
    </style:style>
    <style:style style:name="P91" style:family="paragraph" style:parent-style-name="Standard">
      <style:paragraph-properties fo:text-align="start" style:justify-single-word="false"/>
      <style:text-properties officeooo:rsid="01011222" officeooo:paragraph-rsid="01011222"/>
    </style:style>
    <style:style style:name="P92" style:family="paragraph" style:parent-style-name="Standard">
      <style:paragraph-properties fo:text-align="start" style:justify-single-word="false"/>
      <style:text-properties officeooo:rsid="01031009" officeooo:paragraph-rsid="01031009"/>
    </style:style>
    <style:style style:name="P93" style:family="paragraph" style:parent-style-name="Standard">
      <style:paragraph-properties fo:text-align="start" style:justify-single-word="false"/>
      <style:text-properties officeooo:rsid="0103c95c" officeooo:paragraph-rsid="0103c95c"/>
    </style:style>
    <style:style style:name="P94" style:family="paragraph" style:parent-style-name="Standard">
      <style:paragraph-properties fo:text-align="start" style:justify-single-word="false"/>
      <style:text-properties officeooo:rsid="0104ad64" officeooo:paragraph-rsid="0104ad64"/>
    </style:style>
    <style:style style:name="P95" style:family="paragraph" style:parent-style-name="Standard">
      <style:paragraph-properties fo:text-align="start" style:justify-single-word="false"/>
      <style:text-properties officeooo:rsid="01069d8c" officeooo:paragraph-rsid="01069d8c"/>
    </style:style>
    <style:style style:name="P96" style:family="paragraph" style:parent-style-name="Standard">
      <style:paragraph-properties fo:text-align="start" style:justify-single-word="false"/>
      <style:text-properties officeooo:rsid="0107dbdb" officeooo:paragraph-rsid="0107dbdb"/>
    </style:style>
    <style:style style:name="P97" style:family="paragraph" style:parent-style-name="Standard">
      <style:paragraph-properties fo:text-align="start" style:justify-single-word="false"/>
      <style:text-properties officeooo:rsid="01083c77" officeooo:paragraph-rsid="01083c77"/>
    </style:style>
    <style:style style:name="P98" style:family="paragraph" style:parent-style-name="Standard">
      <style:paragraph-properties fo:text-align="start" style:justify-single-word="false"/>
      <style:text-properties officeooo:rsid="01090f20" officeooo:paragraph-rsid="010ab983"/>
    </style:style>
    <style:style style:name="P99" style:family="paragraph" style:parent-style-name="Standard">
      <style:paragraph-properties fo:text-align="start" style:justify-single-word="false"/>
      <style:text-properties officeooo:rsid="010b39a0" officeooo:paragraph-rsid="010b39a0"/>
    </style:style>
    <style:style style:name="P100" style:family="paragraph" style:parent-style-name="Standard">
      <style:paragraph-properties fo:text-align="start" style:justify-single-word="false"/>
      <style:text-properties officeooo:rsid="010bf05c" officeooo:paragraph-rsid="010bf05c"/>
    </style:style>
    <style:style style:name="P101" style:family="paragraph" style:parent-style-name="Standard">
      <style:paragraph-properties fo:text-align="start" style:justify-single-word="false"/>
      <style:text-properties officeooo:rsid="010d1159" officeooo:paragraph-rsid="010d1159"/>
    </style:style>
    <style:style style:name="P102" style:family="paragraph" style:parent-style-name="Standard">
      <style:paragraph-properties fo:text-align="start" style:justify-single-word="false"/>
      <style:text-properties officeooo:rsid="00d63755" officeooo:paragraph-rsid="00d63755"/>
    </style:style>
    <style:style style:name="P103" style:family="paragraph" style:parent-style-name="Standard">
      <style:paragraph-properties fo:text-align="start" style:justify-single-word="false"/>
      <style:text-properties officeooo:rsid="01124858" officeooo:paragraph-rsid="01124858"/>
    </style:style>
    <style:style style:name="P104" style:family="paragraph" style:parent-style-name="Standard">
      <style:paragraph-properties fo:text-align="start" style:justify-single-word="false"/>
      <style:text-properties officeooo:rsid="0113b789" officeooo:paragraph-rsid="0113b789"/>
    </style:style>
    <style:style style:name="P105" style:family="paragraph" style:parent-style-name="Standard">
      <style:paragraph-properties fo:text-align="start" style:justify-single-word="false"/>
      <style:text-properties officeooo:rsid="01181361" officeooo:paragraph-rsid="01181361"/>
    </style:style>
    <style:style style:name="P106" style:family="paragraph" style:parent-style-name="Standard">
      <style:paragraph-properties fo:text-align="start" style:justify-single-word="false"/>
      <style:text-properties officeooo:rsid="011825e2" officeooo:paragraph-rsid="011825e2"/>
    </style:style>
    <style:style style:name="P107" style:family="paragraph" style:parent-style-name="Heading_20_2">
      <style:paragraph-properties fo:break-before="page"/>
    </style:style>
    <style:style style:name="P108" style:family="paragraph" style:parent-style-name="Heading_20_3">
      <style:paragraph-properties fo:break-before="page"/>
    </style:style>
    <style:style style:name="P109" style:family="paragraph" style:parent-style-name="Standard">
      <style:paragraph-properties fo:text-align="start" style:justify-single-word="false"/>
      <style:text-properties officeooo:rsid="00fcbca2" officeooo:paragraph-rsid="00fcbca2"/>
    </style:style>
    <style:style style:name="P110" style:family="paragraph" style:parent-style-name="Standard" style:list-style-name="L1">
      <style:paragraph-properties fo:text-align="start" style:justify-single-word="false"/>
      <style:text-properties officeooo:rsid="010186a2" officeooo:paragraph-rsid="010186a2"/>
    </style:style>
    <style:style style:name="P111" style:family="paragraph" style:parent-style-name="Standard">
      <style:paragraph-properties fo:text-align="start" style:justify-single-word="false"/>
      <style:text-properties officeooo:rsid="010ab983" officeooo:paragraph-rsid="010ab983"/>
    </style:style>
    <style:style style:name="P112" style:family="paragraph" style:parent-style-name="Standard" style:list-style-name="L2">
      <style:paragraph-properties fo:text-align="start" style:justify-single-word="false"/>
      <style:text-properties officeooo:rsid="010b39a0" officeooo:paragraph-rsid="010b39a0"/>
    </style:style>
    <style:style style:name="P113" style:family="paragraph" style:parent-style-name="Standard" style:list-style-name="L3">
      <style:paragraph-properties fo:text-align="start" style:justify-single-word="false"/>
      <style:text-properties officeooo:rsid="00d3aeff" officeooo:paragraph-rsid="00e0e3ff"/>
    </style:style>
    <style:style style:name="P114" style:family="paragraph" style:parent-style-name="Standard" style:list-style-name="L4">
      <style:paragraph-properties fo:text-align="start" style:justify-single-word="false"/>
      <style:text-properties officeooo:rsid="001f761e" officeooo:paragraph-rsid="001f761e"/>
    </style:style>
    <style:style style:name="P115" style:family="paragraph" style:parent-style-name="Standard" style:list-style-name="L4">
      <style:paragraph-properties fo:text-align="start" style:justify-single-word="false"/>
      <style:text-properties officeooo:rsid="00242741" officeooo:paragraph-rsid="00242741"/>
    </style:style>
    <style:style style:name="P116" style:family="paragraph" style:parent-style-name="Standard">
      <style:paragraph-properties fo:text-align="start" style:justify-single-word="false"/>
      <style:text-properties officeooo:rsid="002daf9d" officeooo:paragraph-rsid="0031aa20"/>
    </style:style>
    <style:style style:name="P117" style:family="paragraph" style:parent-style-name="Standard">
      <style:text-properties officeooo:rsid="00f592b6" officeooo:paragraph-rsid="00c91f27"/>
    </style:style>
    <style:style style:name="P118" style:family="paragraph" style:parent-style-name="Standard">
      <style:text-properties officeooo:rsid="00f592b6" officeooo:paragraph-rsid="00fa0a8a"/>
    </style:style>
    <style:style style:name="P119" style:family="paragraph" style:parent-style-name="Standard">
      <style:text-properties officeooo:rsid="00f592b6" officeooo:paragraph-rsid="012bb1de"/>
    </style:style>
    <style:style style:name="P120" style:family="paragraph" style:parent-style-name="Standard">
      <style:text-properties officeooo:rsid="012011f8" officeooo:paragraph-rsid="0121a901"/>
    </style:style>
    <style:style style:name="P121" style:family="paragraph" style:parent-style-name="Standard">
      <style:text-properties officeooo:rsid="012011f8" officeooo:paragraph-rsid="012bb1de"/>
    </style:style>
    <style:style style:name="P122" style:family="paragraph" style:parent-style-name="Standard">
      <style:text-properties officeooo:rsid="012657c7" officeooo:paragraph-rsid="012bb1de"/>
    </style:style>
    <style:style style:name="P123" style:family="paragraph" style:parent-style-name="Standard">
      <style:paragraph-properties fo:text-align="start" style:justify-single-word="false"/>
      <style:text-properties officeooo:rsid="01031009" officeooo:paragraph-rsid="01031009"/>
    </style:style>
    <style:style style:name="P124" style:family="paragraph" style:parent-style-name="Standard">
      <style:paragraph-properties fo:text-align="start" style:justify-single-word="false"/>
      <style:text-properties officeooo:rsid="01069d8c" officeooo:paragraph-rsid="01069d8c"/>
    </style:style>
    <style:style style:name="P125" style:family="paragraph" style:parent-style-name="Standard">
      <style:paragraph-properties fo:text-align="start" style:justify-single-word="false"/>
      <style:text-properties officeooo:rsid="0107dbdb" officeooo:paragraph-rsid="012a9584"/>
    </style:style>
    <style:style style:name="P126" style:family="paragraph" style:parent-style-name="Standard">
      <style:text-properties officeooo:rsid="006ae761" officeooo:paragraph-rsid="012d1c12"/>
    </style:style>
    <style:style style:name="P127" style:family="paragraph" style:parent-style-name="Standard">
      <style:text-properties fo:font-size="12pt" officeooo:rsid="008cbb62" officeooo:paragraph-rsid="0121a901" style:font-size-asian="10.5pt" style:font-size-complex="12pt"/>
    </style:style>
    <style:style style:name="P128" style:family="paragraph" style:parent-style-name="Standard">
      <style:text-properties fo:font-size="12pt" officeooo:rsid="008cbb62" officeooo:paragraph-rsid="012d1c12" style:font-size-asian="10.5pt" style:font-size-complex="12pt"/>
    </style:style>
    <style:style style:name="P129" style:family="paragraph" style:parent-style-name="Standard">
      <style:text-properties officeooo:rsid="0078083c" officeooo:paragraph-rsid="0078083c"/>
    </style:style>
    <style:style style:name="P130" style:family="paragraph" style:parent-style-name="Standard">
      <style:text-properties officeooo:rsid="006afec1" officeooo:paragraph-rsid="006afec1"/>
    </style:style>
    <style:style style:name="P131" style:family="paragraph" style:parent-style-name="Standard">
      <style:text-properties officeooo:rsid="006afec1" officeooo:paragraph-rsid="012d1c12"/>
    </style:style>
    <style:style style:name="P132" style:family="paragraph" style:parent-style-name="Standard">
      <style:text-properties officeooo:rsid="012dc36f" officeooo:paragraph-rsid="0130b1d6"/>
    </style:style>
    <style:style style:name="P133" style:family="paragraph" style:parent-style-name="Standard">
      <style:text-properties officeooo:rsid="012eb8b9" officeooo:paragraph-rsid="0130b1d6"/>
    </style:style>
    <style:style style:name="P134" style:family="paragraph" style:parent-style-name="Standard">
      <style:text-properties officeooo:rsid="007b2db2" officeooo:paragraph-rsid="00e92b57"/>
    </style:style>
    <style:style style:name="P135" style:family="paragraph" style:parent-style-name="Standard">
      <style:text-properties officeooo:rsid="0139d452" officeooo:paragraph-rsid="013c06a4"/>
    </style:style>
    <style:style style:name="P136" style:family="paragraph" style:parent-style-name="Standard">
      <style:text-properties officeooo:rsid="013c06a4" officeooo:paragraph-rsid="013c06a4"/>
    </style:style>
    <style:style style:name="P137" style:family="paragraph" style:parent-style-name="Standard">
      <style:text-properties officeooo:rsid="013c06a4" officeooo:paragraph-rsid="012dc36f"/>
    </style:style>
    <style:style style:name="P138" style:family="paragraph" style:parent-style-name="Standard">
      <style:text-properties officeooo:rsid="01443e91" officeooo:paragraph-rsid="01443e91"/>
    </style:style>
    <style:style style:name="P139" style:family="paragraph" style:parent-style-name="Standard">
      <style:text-properties officeooo:rsid="00ee9197" officeooo:paragraph-rsid="00ee9197"/>
    </style:style>
    <style:style style:name="P140" style:family="paragraph">
      <style:paragraph-properties fo:text-align="center"/>
    </style:style>
    <style:style style:name="P141" style:family="paragraph">
      <loext:graphic-properties draw:fill="solid" draw:fill-color="#ffffff"/>
      <style:paragraph-properties fo:text-align="center"/>
    </style:style>
    <style:style style:name="P142" style:family="paragraph">
      <loext:graphic-properties draw:fill="none"/>
    </style:style>
    <style:style style:name="P143" style:family="paragraph">
      <loext:graphic-properties draw:fill="none" draw:fill-color="#ffffff"/>
      <style:paragraph-properties style:writing-mode="lr-tb"/>
    </style:style>
    <style:style style:name="P144" style:family="paragraph">
      <loext:graphic-properties draw:fill-color="#ffffff"/>
      <style:paragraph-properties fo:text-align="center"/>
    </style:style>
    <style:style style:name="P145" style:family="paragraph">
      <loext:graphic-properties draw:fill="none" draw:fill-color="#ffffff"/>
      <style:paragraph-properties style:writing-mode="lr-tb"/>
      <style:text-properties fo:font-size="12pt"/>
    </style:style>
    <style:style style:name="T1" style:family="text">
      <style:text-properties officeooo:rsid="001bb841"/>
    </style:style>
    <style:style style:name="T2" style:family="text">
      <style:text-properties officeooo:rsid="00242741"/>
    </style:style>
    <style:style style:name="T3" style:family="text">
      <style:text-properties officeooo:rsid="0025bdfd"/>
    </style:style>
    <style:style style:name="T4" style:family="text">
      <style:text-properties officeooo:rsid="0027c008"/>
    </style:style>
    <style:style style:name="T5" style:family="text">
      <style:text-properties officeooo:rsid="00292be8"/>
    </style:style>
    <style:style style:name="T6" style:family="text">
      <style:text-properties style:text-position="sub 58%"/>
    </style:style>
    <style:style style:name="T7" style:family="text">
      <style:text-properties style:text-position="sub 58%" officeooo:rsid="00f592b6"/>
    </style:style>
    <style:style style:name="T8" style:family="text">
      <style:text-properties style:text-position="sub 58%" officeooo:rsid="0116ff32"/>
    </style:style>
    <style:style style:name="T9" style:family="text">
      <style:text-properties officeooo:rsid="002a62fb"/>
    </style:style>
    <style:style style:name="T10" style:family="text">
      <style:text-properties officeooo:rsid="002c7d2f"/>
    </style:style>
    <style:style style:name="T11" style:family="text">
      <style:text-properties officeooo:rsid="002f1bc5"/>
    </style:style>
    <style:style style:name="T12" style:family="text">
      <style:text-properties officeooo:rsid="00306dce"/>
    </style:style>
    <style:style style:name="T13" style:family="text">
      <style:text-properties officeooo:rsid="00308e5a"/>
    </style:style>
    <style:style style:name="T14" style:family="text">
      <style:text-properties officeooo:rsid="0032fc66"/>
    </style:style>
    <style:style style:name="T15" style:family="text">
      <style:text-properties officeooo:rsid="0036b545"/>
    </style:style>
    <style:style style:name="T16" style:family="text">
      <style:text-properties officeooo:rsid="00384098"/>
    </style:style>
    <style:style style:name="T17" style:family="text">
      <style:text-properties officeooo:rsid="003f9259"/>
    </style:style>
    <style:style style:name="T18" style:family="text">
      <style:text-properties officeooo:rsid="004250e1"/>
    </style:style>
    <style:style style:name="T19" style:family="text">
      <style:text-properties officeooo:rsid="00468211"/>
    </style:style>
    <style:style style:name="T20" style:family="text">
      <style:text-properties officeooo:rsid="00475af4"/>
    </style:style>
    <style:style style:name="T21" style:family="text">
      <style:text-properties officeooo:rsid="004d956a"/>
    </style:style>
    <style:style style:name="T22" style:family="text">
      <style:text-properties officeooo:rsid="004f9150"/>
    </style:style>
    <style:style style:name="T23" style:family="text">
      <style:text-properties officeooo:rsid="004fa006"/>
    </style:style>
    <style:style style:name="T24" style:family="text">
      <style:text-properties officeooo:rsid="0051b76d"/>
    </style:style>
    <style:style style:name="T25" style:family="text">
      <style:text-properties officeooo:rsid="0051f338"/>
    </style:style>
    <style:style style:name="T26" style:family="text">
      <style:text-properties officeooo:rsid="0055f916"/>
    </style:style>
    <style:style style:name="T27" style:family="text">
      <style:text-properties officeooo:rsid="0057250c"/>
    </style:style>
    <style:style style:name="T28" style:family="text">
      <style:text-properties officeooo:rsid="0057d58a"/>
    </style:style>
    <style:style style:name="T29" style:family="text">
      <style:text-properties officeooo:rsid="0058afa7"/>
    </style:style>
    <style:style style:name="T30" style:family="text">
      <style:text-properties officeooo:rsid="0058b1a2"/>
    </style:style>
    <style:style style:name="T31" style:family="text">
      <style:text-properties officeooo:rsid="005b0414"/>
    </style:style>
    <style:style style:name="T32" style:family="text">
      <style:text-properties officeooo:rsid="005df79d"/>
    </style:style>
    <style:style style:name="T33" style:family="text">
      <style:text-properties officeooo:rsid="006314c9"/>
    </style:style>
    <style:style style:name="T34" style:family="text">
      <style:text-properties fo:font-size="8pt" style:font-size-asian="8pt" style:font-size-complex="8pt"/>
    </style:style>
    <style:style style:name="T35" style:family="text">
      <style:text-properties style:text-position="super 58%"/>
    </style:style>
    <style:style style:name="T36" style:family="text">
      <style:text-properties style:text-position="super 58%" officeooo:rsid="003f9259"/>
    </style:style>
    <style:style style:name="T37" style:family="text">
      <style:text-properties style:text-position="super 58%" officeooo:rsid="0078083c"/>
    </style:style>
    <style:style style:name="T38" style:family="text">
      <style:text-properties style:text-position="super 58%" officeooo:rsid="007b2db2"/>
    </style:style>
    <style:style style:name="T39" style:family="text">
      <style:text-properties style:text-position="super 58%" officeooo:rsid="00761b60"/>
    </style:style>
    <style:style style:name="T40" style:family="text">
      <style:text-properties style:text-position="super 58%" officeooo:rsid="00eed643"/>
    </style:style>
    <style:style style:name="T41" style:family="text">
      <style:text-properties style:text-position="super 58%" officeooo:rsid="0103c95c"/>
    </style:style>
    <style:style style:name="T42" style:family="text">
      <style:text-properties officeooo:rsid="006e83a1"/>
    </style:style>
    <style:style style:name="T43" style:family="text">
      <style:text-properties officeooo:rsid="00702aba"/>
    </style:style>
    <style:style style:name="T44" style:family="text">
      <style:text-properties officeooo:rsid="00761b60"/>
    </style:style>
    <style:style style:name="T45" style:family="text">
      <style:text-properties officeooo:rsid="0078083c"/>
    </style:style>
    <style:style style:name="T46" style:family="text">
      <style:text-properties officeooo:rsid="007b2db2"/>
    </style:style>
    <style:style style:name="T47" style:family="text">
      <style:text-properties officeooo:rsid="009cb024"/>
    </style:style>
    <style:style style:name="T48" style:family="text">
      <style:text-properties officeooo:rsid="00b12fbd"/>
    </style:style>
    <style:style style:name="T49" style:family="text">
      <style:text-properties officeooo:rsid="00badf12"/>
    </style:style>
    <style:style style:name="T50" style:family="text">
      <style:text-properties officeooo:rsid="00bc4713"/>
    </style:style>
    <style:style style:name="T51" style:family="text">
      <style:text-properties officeooo:rsid="00c5f41b"/>
    </style:style>
    <style:style style:name="T52" style:family="text">
      <style:text-properties officeooo:rsid="00d01209"/>
    </style:style>
    <style:style style:name="T53" style:family="text">
      <style:text-properties officeooo:rsid="00d4f771"/>
    </style:style>
    <style:style style:name="T54" style:family="text">
      <style:text-properties officeooo:rsid="00d63755"/>
    </style:style>
    <style:style style:name="T55" style:family="text">
      <style:text-properties style:text-position="0% 100%"/>
    </style:style>
    <style:style style:name="T56" style:family="text">
      <style:text-properties style:text-position="0% 100%" officeooo:rsid="007b2db2"/>
    </style:style>
    <style:style style:name="T57" style:family="text">
      <style:text-properties style:text-position="0% 100%" officeooo:rsid="0078083c"/>
    </style:style>
    <style:style style:name="T58" style:family="text">
      <style:text-properties style:text-position="0% 100%" officeooo:rsid="00e1c5f0"/>
    </style:style>
    <style:style style:name="T59" style:family="text">
      <style:text-properties officeooo:rsid="00d9369c"/>
    </style:style>
    <style:style style:name="T60" style:family="text">
      <style:text-properties officeooo:rsid="00d97195"/>
    </style:style>
    <style:style style:name="T61" style:family="text">
      <style:text-properties officeooo:rsid="00da5b02"/>
    </style:style>
    <style:style style:name="T62" style:family="text">
      <style:text-properties officeooo:rsid="00de5138"/>
    </style:style>
    <style:style style:name="T63" style:family="text">
      <style:text-properties officeooo:rsid="00e0e3ff"/>
    </style:style>
    <style:style style:name="T64" style:family="text">
      <style:text-properties officeooo:rsid="00e3b791"/>
    </style:style>
    <style:style style:name="T65" style:family="text">
      <style:text-properties officeooo:rsid="00e45842"/>
    </style:style>
    <style:style style:name="T66" style:family="text">
      <style:text-properties officeooo:rsid="00ec1dbd"/>
    </style:style>
    <style:style style:name="T67" style:family="text">
      <style:text-properties officeooo:rsid="00ec5c3a"/>
    </style:style>
    <style:style style:name="T68" style:family="text">
      <style:text-properties officeooo:rsid="00ecb1b0"/>
    </style:style>
    <style:style style:name="T69" style:family="text">
      <style:text-properties officeooo:rsid="00ee1d42"/>
    </style:style>
    <style:style style:name="T70" style:family="text">
      <style:text-properties officeooo:rsid="00eed643"/>
    </style:style>
    <style:style style:name="T71" style:family="text">
      <style:text-properties officeooo:rsid="00efd4d2"/>
    </style:style>
    <style:style style:name="T72" style:family="text">
      <style:text-properties officeooo:rsid="00f06a1b"/>
    </style:style>
    <style:style style:name="T73" style:family="text">
      <style:text-properties officeooo:rsid="00f1e90b"/>
    </style:style>
    <style:style style:name="T74" style:family="text">
      <style:text-properties officeooo:rsid="00f3b482"/>
    </style:style>
    <style:style style:name="T75" style:family="text">
      <style:text-properties officeooo:rsid="00f592b6"/>
    </style:style>
    <style:style style:name="T76" style:family="text">
      <style:text-properties fo:font-size="10pt" style:font-size-asian="10pt" style:font-size-complex="10pt"/>
    </style:style>
    <style:style style:name="T77" style:family="text">
      <style:text-properties officeooo:rsid="00f61af4"/>
    </style:style>
    <style:style style:name="T78" style:family="text">
      <style:text-properties officeooo:rsid="00f71ae6"/>
    </style:style>
    <style:style style:name="T79" style:family="text">
      <style:text-properties officeooo:rsid="00f878ae"/>
    </style:style>
    <style:style style:name="T80" style:family="text">
      <style:text-properties officeooo:rsid="00fa0a8a"/>
    </style:style>
    <style:style style:name="T81" style:family="text">
      <style:text-properties officeooo:rsid="00fc0381"/>
    </style:style>
    <style:style style:name="T82" style:family="text">
      <style:text-properties officeooo:rsid="00fcbca2"/>
    </style:style>
    <style:style style:name="T83" style:family="text">
      <style:text-properties officeooo:rsid="010186a2"/>
    </style:style>
    <style:style style:name="T84" style:family="text">
      <style:text-properties fo:font-weight="bold" style:font-weight-asian="bold" style:font-weight-complex="bold"/>
    </style:style>
    <style:style style:name="T85" style:family="text">
      <style:text-properties officeooo:rsid="0103c95c"/>
    </style:style>
    <style:style style:name="T86" style:family="text">
      <style:text-properties officeooo:rsid="0104a22c"/>
    </style:style>
    <style:style style:name="T87" style:family="text">
      <style:text-properties fo:font-style="italic" style:font-style-asian="italic" style:font-style-complex="italic"/>
    </style:style>
    <style:style style:name="T88" style:family="text">
      <style:text-properties fo:font-style="italic" officeooo:rsid="010d1159" style:font-style-asian="italic" style:font-style-complex="italic"/>
    </style:style>
    <style:style style:name="T89" style:family="text">
      <style:text-properties officeooo:rsid="0107dbdb"/>
    </style:style>
    <style:style style:name="T90" style:family="text">
      <style:text-properties officeooo:rsid="01083c77"/>
    </style:style>
    <style:style style:name="T91" style:family="text">
      <style:text-properties officeooo:rsid="010ab983"/>
    </style:style>
    <style:style style:name="T92" style:family="text">
      <style:text-properties officeooo:rsid="010b39a0"/>
    </style:style>
    <style:style style:name="T93" style:family="text">
      <style:text-properties officeooo:rsid="010bf05c"/>
    </style:style>
    <style:style style:name="T94" style:family="text">
      <style:text-properties officeooo:rsid="010d1159"/>
    </style:style>
    <style:style style:name="T95" style:family="text">
      <style:text-properties officeooo:rsid="010e69df"/>
    </style:style>
    <style:style style:name="T96" style:family="text">
      <style:text-properties officeooo:rsid="0110472a"/>
    </style:style>
    <style:style style:name="T97" style:family="text">
      <style:text-properties officeooo:rsid="0111f2a5"/>
    </style:style>
    <style:style style:name="T98" style:family="text">
      <style:text-properties officeooo:rsid="01124858"/>
    </style:style>
    <style:style style:name="T99" style:family="text">
      <style:text-properties officeooo:rsid="0113b789"/>
    </style:style>
    <style:style style:name="T100" style:family="text">
      <style:text-properties officeooo:rsid="01153c6b"/>
    </style:style>
    <style:style style:name="T101" style:family="text">
      <style:text-properties officeooo:rsid="0116ff32"/>
    </style:style>
    <style:style style:name="T102" style:family="text">
      <style:text-properties officeooo:rsid="0117a987"/>
    </style:style>
    <style:style style:name="T103" style:family="text">
      <style:text-properties officeooo:rsid="011825e2"/>
    </style:style>
    <style:style style:name="T104" style:family="text">
      <style:text-properties officeooo:rsid="0119b578"/>
    </style:style>
    <style:style style:name="T105" style:family="text">
      <style:text-properties officeooo:rsid="011a735a"/>
    </style:style>
    <style:style style:name="T106" style:family="text">
      <style:text-properties officeooo:rsid="011bfe48"/>
    </style:style>
    <style:style style:name="T107" style:family="text">
      <style:text-properties officeooo:rsid="011d8f57"/>
    </style:style>
    <style:style style:name="T108" style:family="text">
      <style:text-properties officeooo:rsid="0121a901"/>
    </style:style>
    <style:style style:name="T109" style:family="text">
      <style:text-properties officeooo:rsid="0123c7d3"/>
    </style:style>
    <style:style style:name="T110" style:family="text">
      <style:text-properties officeooo:rsid="0124da69"/>
    </style:style>
    <style:style style:name="T111" style:family="text">
      <style:text-properties officeooo:rsid="01281423"/>
    </style:style>
    <style:style style:name="T112" style:family="text">
      <style:text-properties officeooo:rsid="012a9584"/>
    </style:style>
    <style:style style:name="T113" style:family="text">
      <style:text-properties officeooo:rsid="012bb1de"/>
    </style:style>
    <style:style style:name="T114" style:family="text">
      <style:text-properties officeooo:rsid="012c8153"/>
    </style:style>
    <style:style style:name="T115" style:family="text">
      <style:text-properties officeooo:rsid="012d1c12"/>
    </style:style>
    <style:style style:name="T116" style:family="text">
      <style:text-properties officeooo:rsid="0130b1d6"/>
    </style:style>
    <style:style style:name="T117" style:family="text">
      <style:text-properties officeooo:rsid="013104fb"/>
    </style:style>
    <style:style style:name="T118" style:family="text">
      <style:text-properties officeooo:rsid="0133e491"/>
    </style:style>
    <style:style style:name="T119" style:family="text">
      <style:text-properties officeooo:rsid="013538a4"/>
    </style:style>
    <style:style style:name="T120" style:family="text">
      <style:text-properties officeooo:rsid="0136d211"/>
    </style:style>
    <style:style style:name="T121" style:family="text">
      <style:text-properties officeooo:rsid="0137373f"/>
    </style:style>
    <style:style style:name="T122" style:family="text">
      <style:text-properties officeooo:rsid="01381de3"/>
    </style:style>
    <style:style style:name="T123" style:family="text">
      <style:text-properties officeooo:rsid="01383bc5"/>
    </style:style>
    <style:style style:name="T124" style:family="text">
      <style:text-properties officeooo:rsid="0139d452"/>
    </style:style>
    <style:style style:name="T125" style:family="text">
      <style:text-properties officeooo:rsid="013b5962"/>
    </style:style>
    <style:style style:name="T126" style:family="text">
      <style:text-properties officeooo:rsid="013c06a4"/>
    </style:style>
    <style:style style:name="T127" style:family="text">
      <style:text-properties officeooo:rsid="013cb497"/>
    </style:style>
    <style:style style:name="T128" style:family="text">
      <style:text-properties officeooo:rsid="013d88f7"/>
    </style:style>
    <style:style style:name="T129" style:family="text">
      <style:text-properties officeooo:rsid="013e272e"/>
    </style:style>
    <style:style style:name="T130" style:family="text">
      <style:text-properties officeooo:rsid="013edbfa"/>
    </style:style>
    <style:style style:name="T131" style:family="text">
      <style:text-properties officeooo:rsid="01424aae"/>
    </style:style>
    <style:style style:name="T132" style:family="text">
      <style:text-properties officeooo:rsid="014598df"/>
    </style:style>
    <style:style style:name="T133" style:family="text">
      <style:text-properties fo:font-size="12pt"/>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dash" draw:stroke-dash="Long_20_Dot" svg:stroke-width="0.0201in" svg:stroke-color="#000000" draw:marker-start-width="0.1689in" draw:marker-end-width="0.1689in" svg:stroke-linecap="butt"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000000" draw:marker-start-width="0.1689in" draw:marker-end-width="0.1689in" draw:fill="solid" draw:fill-color="#ffffff" draw:textarea-horizontal-align="justify" draw:textarea-vertical-align="middle" draw:auto-grow-height="false" fo:min-height="0.1398in" fo:min-width="0.139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svg:stroke-color="#000000" draw:marker-start=""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201in" svg:stroke-color="#000000" draw:marker-start-width="0.1689in" draw:marker-end-width="0.1689in" draw:fill="none" draw:textarea-horizontal-align="justify" draw:textarea-vertical-align="middle" draw:auto-grow-height="false" fo:min-height="0.0909in" fo:min-width="0.600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268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201in" svg:stroke-color="#000000" draw:marker-start-width="0.1689in" draw:marker-end-width="0.1689in" draw:fill="none" draw:textarea-horizontal-align="justify" draw:textarea-vertical-align="middle" draw:auto-grow-height="false" fo:min-height="0.3102in" fo:min-width="0.07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201in" svg:stroke-color="#000000" draw:marker-start-width="0.1689in" draw:marker-end-width="0.1689in" draw:fill="none" draw:textarea-horizontal-align="justify" draw:textarea-vertical-align="middle" draw:auto-grow-height="false" fo:min-height="0.072in" fo:min-width="0.303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25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0201in" svg:stroke-color="#000000" draw:marker-start-width="0.1689in" draw:marker-end-width="0.1689in" draw:fill-color="#ffffff" draw:textarea-horizontal-align="justify" draw:textarea-vertical-align="middle" draw:auto-grow-height="false" fo:min-height="0.1398in" fo:min-width="0.139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5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2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dash" draw:stroke-dash="Long_20_Dot_20__28_Rounded_29_" svg:stroke-width="0.0201in" svg:stroke-color="#000000" draw:marker-start-width="0.1689in" draw:marker-end-width="0.1689in" svg:stroke-linecap="round"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0.3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2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0.3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201in" svg:stroke-color="#000000" draw:marker-start-width="0.1689in" draw:marker-end-width="0.1689in" draw:fill="none" draw:textarea-horizontal-align="justify" draw:textarea-vertical-align="middle" draw:auto-grow-height="false" fo:min-height="1.2339in" fo:min-width="0.815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color="#000000" draw:fill="none" draw:fill-color="#ffffff" fo:min-height="0.2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201in" svg:stroke-color="#000000" draw:marker-start-width="0.1689in" draw:marker-end-width="0.1689in" draw:fill="none" draw:textarea-horizontal-align="justify" draw:textarea-vertical-align="middle" draw:auto-grow-height="false" fo:min-height="0.0835in" fo:min-width="0.764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0.2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0.2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0.27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svg:stroke-color="#000000"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ath <text:span text:style-name="T73">S</text:span>emantics</text:p>
      <text:p text:style-name="P7">by Sven Nilsen, 2016-<text:span text:style-name="T32">202</text:span><text:span text:style-name="T102">3</text:span></text:p>
      <text:p text:style-name="P8"/>
      <text:p text:style-name="P14">Abstract:</text:p>
      <text:p text:style-name="P15">Path semantics is used to study foundations of mathematic<text:span text:style-name="T31">al</text:span> and programming languages. It is useful because it defines a<text:span text:style-name="T31">n informal, yet</text:span> precise semantics <text:span text:style-name="T69">enough to “bootstrap” into existing mathematical languages,</text:span> without <text:span text:style-name="T69">requiring </text:span>a <text:span text:style-name="T26">specific </text:span>language <text:span text:style-name="T26">implementation.</text:span></text:p>
      <text:p text:style-name="P9"/>
      <text:p text:style-name="P10"><text:span text:style-name="T66">F</text:span>ormal languages<text:span text:style-name="T35"><text:reference-ref text:reference-format="text" text:ref-name="5">[1]</text:reference-ref></text:span> that can express <text:span text:style-name="T1">sentences conforming to</text:span> <text:span text:style-name="T114">P</text:span>ath <text:span text:style-name="T114">S</text:span>emantics<text:span text:style-name="T35"><text:reference-ref text:reference-format="text" text:ref-name="6">[2]</text:reference-ref></text:span> give a formal way of <text:span text:style-name="T66">checking for</text:span> <text:span text:style-name="T1">meaningful statements</text:span>.</text:p>
      <text:p text:style-name="P9"/>
      <text:p text:style-name="P9"><draw:frame text:anchor-type="paragraph" draw:z-index="4" draw:name="Shape4" draw:style-name="gr35" draw:text-style-name="P143" svg:width="1.6224in" svg:height="0.2559in" svg:x="3.5311in" svg:y="0.0862in"><draw:text-box><text:p>path semantics</text:p></draw:text-box></draw:frame></text:p>
      <text:p text:style-name="P9"><draw:line text:anchor-type="paragraph" draw:z-index="1" draw:name="Shape1" draw:style-name="gr30" draw:text-style-name="P140" svg:x1="3.1138in" svg:y1="0.0634in" svg:x2="1.7047in" svg:y2="2.2835in"><text:p/></draw:line><draw:line text:anchor-type="paragraph" draw:z-index="2" draw:name="Shape2" draw:style-name="gr30" draw:text-style-name="P140" svg:x1="3.1138in" svg:y1="0.0634in" svg:x2="4.7358in" svg:y2="2.2835in"><text:p/></draw:line><draw:line text:anchor-type="paragraph" draw:z-index="5" draw:name="Shape5" draw:style-name="gr29" draw:text-style-name="P140" svg:x1="3.4291in" svg:y1="0.0236in" svg:x2="3.1138in" svg:y2="0.0634in"><text:p/></draw:line><draw:frame text:anchor-type="paragraph" draw:z-index="6" draw:name="Shape6" draw:style-name="gr14" draw:text-style-name="P143" svg:width="0.9921in" svg:height="0.2921in" svg:x="1.7047in" svg:y="0.139in"><draw:text-box><text:p>type theory</text:p></draw:text-box></draw:frame><draw:line text:anchor-type="paragraph" draw:z-index="7" draw:name="Shape7" draw:style-name="gr29" draw:text-style-name="P140" svg:x1="3.1138in" svg:y1="0.1783in" svg:x2="2.5075in" svg:y2="0.2567in"><text:p/></draw:line><draw:line text:anchor-type="paragraph" draw:z-index="15" draw:name="Shape15" draw:style-name="gr29" draw:text-style-name="P140" svg:x1="3.1535in" svg:y1="0.1701in" svg:x2="3.6965in" svg:y2="0.252in"><text:p/></draw:line><draw:frame text:anchor-type="paragraph" draw:z-index="14" draw:name="Shape14" draw:style-name="gr33" draw:text-style-name="P143" svg:width="1.213in" svg:height="0.2606in" svg:x="3.7598in" svg:y="0.15in"><draw:text-box><text:p>computation</text:p></draw:text-box></draw:frame></text:p>
      <text:p text:style-name="P9"><draw:line text:anchor-type="paragraph" draw:z-index="9" draw:name="Shape9" draw:style-name="gr29" draw:text-style-name="P140" svg:x1="3.7362in" svg:y1="0.3327in" svg:x2="3.1772in" svg:y2="0.1752in"><text:p/></draw:line><draw:line text:anchor-type="paragraph" draw:z-index="20" draw:name="Shape20" draw:style-name="gr30" draw:text-style-name="P140" svg:x1="0.9409in" svg:y1="0.1673in" svg:x2="0.5547in" svg:y2="0.7189in"><text:p/></draw:line><draw:line text:anchor-type="paragraph" draw:z-index="21" draw:name="Shape21" draw:style-name="gr30" draw:text-style-name="P140" svg:x1="0.9409in" svg:y1="0.1673in" svg:x2="1.3189in" svg:y2="0.7189in"><text:p/></draw:line><draw:line text:anchor-type="paragraph" draw:z-index="23" draw:name="Shape23" draw:style-name="gr29" draw:text-style-name="P140" svg:x1="1.6256in" svg:y1="0.0654in" svg:x2="0.9409in" svg:y2="0.1673in"><text:p/></draw:line></text:p>
      <text:p text:style-name="P9"><draw:frame text:anchor-type="paragraph" draw:z-index="10" draw:name="Shape10" draw:style-name="gr34" draw:text-style-name="P143" svg:width="0.8425in" svg:height="0.276in" svg:x="1.7047in" svg:y="0.102in"><draw:text-box><text:p>numbers</text:p></draw:text-box></draw:frame><draw:line text:anchor-type="paragraph" draw:z-index="11" draw:name="Shape11" draw:style-name="gr29" draw:text-style-name="P140" svg:x1="3.0591in" svg:y1="0.0075in" svg:x2="2.3661in" svg:y2="0.2122in"><text:p/></draw:line><draw:line text:anchor-type="paragraph" draw:z-index="13" draw:name="Shape13" draw:style-name="gr29" draw:text-style-name="P140" svg:x1="2.1846in" svg:y1="0.4874in" svg:x2="3.0591in" svg:y2="0.1181in"><text:p/></draw:line><draw:frame text:anchor-type="paragraph" draw:z-index="8" draw:name="Shape8" draw:style-name="gr14" draw:text-style-name="P143" svg:width="1.5122in" svg:height="0.2921in" svg:x="3.7902in" svg:y="0.0272in"><draw:text-box><text:p>boolean algebra</text:p></draw:text-box></draw:frame><draw:line text:anchor-type="paragraph" draw:z-index="17" draw:name="Shape17" draw:style-name="gr29" draw:text-style-name="P140" svg:x1="3.9252in" svg:y1="0.511in" svg:x2="3.248in" svg:y2="0.1409in"><text:p/></draw:line><draw:line text:anchor-type="paragraph" draw:z-index="28" draw:name="Shape28" draw:style-name="gr30" draw:text-style-name="P140" svg:x1="5.8228in" svg:y1="0.1882in" svg:x2="5.5in" svg:y2="0.7791in"><text:p/></draw:line><draw:line text:anchor-type="paragraph" draw:z-index="30" draw:name="Shape30" draw:style-name="gr30" draw:text-style-name="P140" svg:x1="5.8228in" svg:y1="0.1882in" svg:x2="6.1929in" svg:y2="0.7791in"><text:p/></draw:line><draw:line text:anchor-type="paragraph" draw:z-index="31" draw:name="Shape31" draw:style-name="gr29" draw:text-style-name="P140" svg:x1="4.9327in" svg:y1="0.1366in" svg:x2="5.8228in" svg:y2="0.1882in"><text:p/></draw:line></text:p>
      <text:p text:style-name="P9"><draw:frame text:anchor-type="paragraph" draw:z-index="12" draw:name="Shape12" draw:style-name="gr15" draw:text-style-name="P143" svg:width="0.748in" svg:height="0.2677in" svg:x="1.6575in" svg:y="0.1862in"><draw:text-box><text:p>infinity</text:p></draw:text-box></draw:frame><draw:line text:anchor-type="paragraph" draw:z-index="19" draw:name="Shape19" draw:style-name="gr29" draw:text-style-name="P140" svg:x1="2.0591in" svg:y1="0.5555in" svg:x2="3.0272in" svg:y2="0.0756in"><text:p/></draw:line><draw:line text:anchor-type="paragraph" draw:z-index="33" draw:name="Shape33" draw:style-name="gr29" draw:text-style-name="P140" svg:x1="3.248in" svg:y1="0.1071in" svg:x2="4.1142in" svg:y2="0.6189in"><text:p/></draw:line></text:p>
      <text:p text:style-name="P9"><draw:frame text:anchor-type="paragraph" draw:z-index="16" draw:name="Shape16" draw:style-name="gr32" draw:text-style-name="P143" svg:width="0.6303in" svg:height="0.2669in" svg:x="3.9882in" svg:y="0.0102in"><draw:text-box><text:p>lists</text:p></draw:text-box></draw:frame><draw:line text:anchor-type="paragraph" draw:z-index="22" draw:name="Shape22" draw:style-name="gr30" draw:text-style-name="P140" svg:x1="0.5547in" svg:y1="0.1437in" svg:x2="1.2402in" svg:y2="0.1437in"><text:p/></draw:line></text:p>
      <text:p text:style-name="P9"><draw:frame text:anchor-type="paragraph" draw:z-index="18" draw:name="Shape18" draw:style-name="gr8" draw:text-style-name="P143" svg:width="0.4488in" svg:height="0.2835in" svg:x="1.7047in" svg:y="0.078in"><draw:text-box><text:p>sets</text:p></draw:text-box></draw:frame><draw:frame text:anchor-type="paragraph" draw:z-index="32" draw:name="Shape32" draw:style-name="gr31" draw:text-style-name="P143" svg:width="0.9685in" svg:height="0.3232in" svg:x="4.1772in" svg:y="0.1492in"><draw:text-box><text:p>categories</text:p></draw:text-box></draw:frame></text:p>
      <text:p text:style-name="P9"><draw:line text:anchor-type="paragraph" draw:z-index="27" draw:name="Shape27" draw:style-name="gr29" draw:text-style-name="P140" svg:x1="0.9252in" svg:y1="0.2169in" svg:x2="1.626in" svg:y2="0.0362in"><text:p/></draw:line><draw:line text:anchor-type="paragraph" draw:z-index="37" draw:name="Shape37" draw:style-name="gr29" draw:text-style-name="P140" svg:x1="4.9327in" svg:y1="0.0756in" svg:x2="5.752in" svg:y2="0.272in"><text:p/></draw:line><draw:line text:anchor-type="paragraph" draw:z-index="29" draw:name="Shape29" draw:style-name="gr30" draw:text-style-name="P140" svg:x1="5.5in" svg:y1="0.0126in" svg:x2="6.098in" svg:y2="0.0126in"><text:p/></draw:line></text:p>
      <text:p text:style-name="P9"><draw:line text:anchor-type="paragraph" draw:z-index="24" draw:name="Shape24" draw:style-name="gr30" draw:text-style-name="P140" svg:x1="0.9252in" svg:y1="0.0252in" svg:x2="0.5236in" svg:y2="0.687in"><text:p/></draw:line><draw:line text:anchor-type="paragraph" draw:z-index="25" draw:name="Shape25" draw:style-name="gr30" draw:text-style-name="P140" svg:x1="0.9252in" svg:y1="0.0252in" svg:x2="1.3268in" svg:y2="0.6945in"><text:p/></draw:line><draw:line text:anchor-type="paragraph" draw:z-index="34" draw:name="Shape34" draw:style-name="gr30" draw:text-style-name="P140" svg:x1="5.7524in" svg:y1="0.0807in" svg:x2="5.3661in" svg:y2="0.687in"><text:p/></draw:line><draw:line text:anchor-type="paragraph" draw:z-index="36" draw:name="Shape36" draw:style-name="gr30" draw:text-style-name="P140" svg:x1="5.752in" svg:y1="0.0807in" svg:x2="6.1685in" svg:y2="0.7028in"><text:p/></draw:line></text:p>
      <text:p text:style-name="P9"><draw:frame text:anchor-type="paragraph" draw:z-index="38" draw:name="Shape38" draw:style-name="gr28" draw:text-style-name="P143" svg:width="1.6307in" svg:height="0.3543in" svg:x="2.5937in" svg:y="0.1693in"><draw:text-box><text:p>all of mathematics</text:p></draw:text-box></draw:frame></text:p>
      <text:p text:style-name="P9"/>
      <text:p text:style-name="P9"><draw:line text:anchor-type="paragraph" draw:z-index="26" draw:name="Shape26" draw:style-name="gr30" draw:text-style-name="P140" svg:x1="0.5236in" svg:y1="0.1118in" svg:x2="1.2402in" svg:y2="0.1118in"><text:p/></draw:line><draw:line text:anchor-type="paragraph" draw:z-index="35" draw:name="Shape35" draw:style-name="gr30" draw:text-style-name="P140" svg:x1="5.3661in" svg:y1="0.1118in" svg:x2="6.0508in" svg:y2="0.1201in"><text:p/></draw:line></text:p>
      <text:p text:style-name="P9"><draw:line text:anchor-type="paragraph" draw:z-index="3" draw:name="Shape3" draw:style-name="gr30" draw:text-style-name="P140" svg:x1="1.7047in" svg:y1="0.1752in" svg:x2="4.5622in" svg:y2="0.1752in"><text:p/></draw:line></text:p>
      <text:p text:style-name="P9"/>
      <text:p text:style-name="P9"/>
      <text:p text:style-name="P36">This illustration is meant to point out that there are multiple theories of mathematics, that have different strengths and weaknesses. <text:span text:style-name="T28">Path semantics is just one way of looking at the world of math.</text:span></text:p>
      <text:p text:style-name="P36"/>
      <text:p text:style-name="P87">The foundation of mathematics has been traditionally associated with First Order Logic<text:span text:style-name="T35"><text:reference-ref text:reference-format="text" text:ref-name="first order logic">[3]</text:reference-ref></text:span>, but in the past century, Type Theory<text:span text:style-name="T35"><text:reference-ref text:reference-format="text" text:ref-name="type theory">[4]</text:reference-ref></text:span> has emerged as an alternative. However, Type Theory is relatively complex compared to First Order Logic. It is desirable to keep the foundation of mathematics as simple as possible.</text:p>
      <text:p text:style-name="P87"/>
      <text:p text:style-name="P88">Another desirable property of the foundation is to be able to reason about data structures. Data structures are not predicates and can hide information, which is problematic in First Order Logic, and substitution by propositional equality is not always sound.</text:p>
      <text:p text:style-name="P88"/>
      <text:p text:style-name="P109">For example, if a data structure models randomness depending on some type, it is only sound to substitute under tautological equality, not mere propositional equality.</text:p>
      <text:p text:style-name="P87"/>
      <text:p text:style-name="P87">Path Semantics solves these problems, by <text:span text:style-name="T82">lowering the foundation to propositional logic and data structures. Instead of inventing a more complex language, like First Order Logic or Type Theory with dependent types, Path Semantics uses a smaller and simpler language that is more trusted. It might seem at first that Path Semantics adds a lot of new complexity, but all this complexity is reduced to a simpler language. The trick is how to make this possible.</text:span></text:p>
      <text:p text:style-name="P36"/>
      <text:p text:style-name="P89">The perspective that Path Semantics takes on mathematics, is high dimensional. This means, from the rules alone it is not easy to tell how it works in practice, because applied mathematics is a low dimensional perspective. The rules that work across many dimensions are harder to think about.</text:p>
      <text:p text:style-name="P89"><text:soft-page-break/>For example, when reasoning about function inverses, one can define a data structure `inv` which takes a type as argument. So, if `f` is a function, <text:span text:style-name="T109">as a type</text:span>, then `inv(f)` represents the inverse of `f`.</text:p>
      <text:p text:style-name="P89"/>
      <text:p text:style-name="P89">Now, from an applied perspective, it is easy to think of the inverse of a function as a concrete function. However, the rules of theorem proving with the inverse often hold, even <text:span text:style-name="T110">when</text:span> there is no concrete function that corresponds to the inverse. <text:span text:style-name="T110">One such rule is `inv(g · f) == inv(f) · inv(g)`. </text:span>This means, the foundation needs to handle the subtle difference between rules, that work in the absence of a solution of the inverse, and rules that require the solution.</text:p>
      <text:p text:style-name="P36"/>
      <text:p text:style-name="P90">For example:</text:p>
      <text:p text:style-name="P90"/>
      <text:p text:style-name="P90"><text:tab/>f(a) == b</text:p>
      <text:p text:style-name="P90"/>
      <text:p text:style-name="P90">Can not prove:</text:p>
      <text:p text:style-name="P90"/>
      <text:p text:style-name="P90"><text:tab/>inv(f)(b) == a</text:p>
      <text:p text:style-name="P90"/>
      <text:p text:style-name="P90">Without a proof that `inv(f)` has a solution.</text:p>
      <text:p text:style-name="P90"/>
      <text:p text:style-name="P90">In Path Semantics, this <text:span text:style-name="T107">is </text:span>solved by using a “qubit” operator `~`<text:span text:style-name="T35"><text:reference-ref text:reference-format="text" text:ref-name="path semantical quality">[5]</text:reference-ref></text:span>:</text:p>
      <text:p text:style-name="P90"/>
      <text:p text:style-name="P90"><text:tab/>~inv(f)<text:tab/><text:tab/>=&gt;<text:tab/>inv(f)(b) == a</text:p>
      <text:p text:style-name="P36"/>
      <text:p text:style-name="P90">The `~` operator is defined using a data structure. It can also be defined in classical logic using randomness. Here, `~inv(f)` means that `inv(f)` has some solution, so it is safe to use the right side of the implication. The whole axiom looks like this:</text:p>
      <text:p text:style-name="P90"/>
      <text:p text:style-name="P90"><text:tab/>(inv(f)(b) == a) ⋀ ~inv(f)<text:tab/>=&gt;<text:tab/>inv(f)(b) == a</text:p>
      <text:p text:style-name="P36"/>
      <text:p text:style-name="P90">This axiom is not part of the foundation, because there are many ways to use Path Semantics. There are many perspectives of mathematics and Path Semantics does not tell you which is the correct one. However, the idea is to provide a foundation which can be built upon to explore mathematics.</text:p>
      <text:p text:style-name="P36"/>
      <text:p text:style-name="P91">Now, you might question: Why provide a foundation if it is not complete?</text:p>
      <text:p text:style-name="P91"/>
      <text:p text:style-name="P91">The answer is that mathematics can never be complete. It is only possible to provide a foundation that helps people to reach longer, but there is no foundation that helps people to reach all mathematical knowledge. Yet, the foundation should also help people question their assumptions, by not providing single answers when there are more than one answer.</text:p>
      <text:p text:style-name="P36"/>
      <text:p text:style-name="P91">The approach Path Semantics uses, is that through propositional logic and data structures, one can construct logical languages that are interesting on their own, yet also fit together like building blocks. Instead of adding new features <text:span text:style-name="T83">to the language</text:span>, like predicates, that <text:span text:style-name="T83">might </text:span>have <text:span text:style-name="T83">undesirable</text:span> hidden assumptions, one can use <text:span text:style-name="T83">existing programming languages without modification. By following the instructions of Path Semantics, people can build their own extended mathematical foundations in the programming language of choice. This works when the language is:</text:span></text:p>
      <text:p text:style-name="P91"/>
      <text:list xml:id="list554325026" text:style-name="L1">
        <text:list-item>
          <text:p text:style-name="P110">Statically typed</text:p>
        </text:list-item>
        <text:list-item>
          <text:p text:style-name="P110">Supports generics</text:p>
        </text:list-item>
      </text:list>
      <text:p text:style-name="P92"/>
      <text:p text:style-name="P92">With other words, many programming languages, like Rust<text:span text:style-name="T35"><text:reference-ref text:reference-format="text" text:ref-name="rust">[6]</text:reference-ref></text:span>, can be used to implement Path Semantics. This approach makes it possible for people to learn about foundations by scratch.</text:p>
      <text:p text:style-name="P92"><text:soft-page-break/>When starting to build a mathematical foundation, the first question one should ask is:</text:p>
      <text:p text:style-name="P92"/>
      <text:p text:style-name="P92"><text:tab/>What is a symbol?</text:p>
      <text:p text:style-name="P92"/>
      <text:p text:style-name="P92">The answer to this question is not trivial.</text:p>
      <text:p text:style-name="P92"/>
      <text:p text:style-name="P92">In Path Semantics, one answers <text:span text:style-name="T111">this question </text:span>with 3 letters: <text:span text:style-name="T84">PSI</text:span>.</text:p>
      <text:p text:style-name="P92"/>
      <text:p text:style-name="P92">The 3 letters stands for <text:span text:style-name="T84">P</text:span>ath <text:span text:style-name="T84">S</text:span>emantical <text:span text:style-name="T84">I</text:span>ntuitionistic <text:span text:style-name="T85">P</text:span>ropositional <text:span text:style-name="T86">L</text:span>ogic<text:span text:style-name="T35"><text:reference-ref text:reference-format="text" text:ref-name="path semantical logic">[7]</text:reference-ref></text:span>. <text:span text:style-name="T85">Intuitionistic Propositional Logic</text:span><text:span text:style-name="T41"><text:reference-ref text:reference-format="text" text:ref-name="intuitionistic logic">[8]</text:reference-ref></text:span><text:span text:style-name="T85"> (IPL) is the basis for PSI and this corresponds to static types in programming:</text:span></text:p>
      <text:p text:style-name="P92"/>
      <text:p text:style-name="P92"><text:tab/><text:span text:style-name="T85">PSI = IPL + `~` + `&lt;` + core axiom</text:span></text:p>
      <text:p text:style-name="P92"/>
      <text:p text:style-name="P93">This means, one starts with a statically typed language, <text:span text:style-name="T86">with support for generics,</text:span> and <text:span text:style-name="T86">program in</text:span> it the <text:span text:style-name="T86">path semantical </text:span>qubit operator `~` and the path semantical order operator `&lt;` <text:span text:style-name="T86">using data structures</text:span>. At the end, <text:span text:style-name="T117">in order to finish, </text:span>one needs to introduce the core axiom.</text:p>
      <text:p text:style-name="P93"/>
      <text:p text:style-name="P93">The core axiom is the most central axiom in Path Semantics, hence the name. It is very, very hard to understand all the consequences that follow from the core axiom (there are literally infinite <text:span text:style-name="T86">new</text:span> theorems) and most of these consequence<text:span text:style-name="T86">s</text:span> have no practical applications in mathematics. However, this is Path Semantics’ non-trivial answer to the question “What is a symbol?”. Path Semantics is kind of like a <text:span text:style-name="T86">genie (or, jinni)</text:span> that grants wishes, whether <text:span text:style-name="T86">this is a good idea or not. Furthermore, nobody has proved that PSI is the correct answer. The only thing I know is that, when you combine PSI with other logical languages from Path Semantics, it seems to give you the ability to do mathematics.</text:span></text:p>
      <text:p text:style-name="P92"/>
      <text:p text:style-name="P94">To many people, a “just do it yourself and see what happens” approach to the core axiom is not satisfactory. They would like to know what it means. It seems as if, an alien with unimaginable knowledge came to Earth and just wrote down the answer and it works, while people struggle to figure out why. This is how Path Semantics is like. The reason is that the work required to understand why, is immensely huge. The probability is basically zero that you arrive at this solution by chance (ironically, it kind of was discovered by chance, although not in correct form). It took several years, just to train my brain thinking about it, before I could build logical languages that pointed me in the direction of a version that worked. This is why I offer this approach: So far, it is the best approach to it that I can give. Someday, people might figure out what it means and when they do, please tell me! I also would like to know what it means.</text:p>
      <text:p text:style-name="P92"/>
      <text:p text:style-name="P95">However, I have an idea of what it <text:span text:style-name="T87">might</text:span> mean: The core axiom provides a way to propagate knowledge along path semantical levels of propositions. In physics, one can think about path semantical levels as moments in time. For each moment, there is a set of theorems one can prove. The core axiom makes it possible to change one moment based on the previous one, without polluting the set of theorems that are provable within the previous moment. In Type Theory, these “moments” are like places where cumulative type hierarchies live.</text:p>
      <text:p text:style-name="P95"/>
      <text:p text:style-name="P95">PSI is basically a logical language needed to make it possible to say “A is of type B”, or `A : B`.</text:p>
      <text:p text:style-name="P95"/>
      <text:p text:style-name="P95">Wait a minute! We already have a statically typed language! Why do we need PSI?</text:p>
      <text:p text:style-name="P95"/>
      <text:p text:style-name="P95">The reason we need PSI is because we need to simulate aspects of dependent types. PSI bootstraps statically types, as they are built into most mainstream languages, into a logical framework that is better equipped to reason about mathematics. So, now you have types inside types! Ho<text:span text:style-name="T89">o</text:span>ray! <text:span text:style-name="T118">While this seems unnecessary complex on one hand, it gives also more insight into how types work.</text:span></text:p>
      <text:p text:style-name="P36"><text:soft-page-break/></text:p>
      <text:p text:style-name="P96">The core axiom does not handle all the information needed for types. There are 2 parts: One part that is handled by the `&lt;` operator (path semantical order) and one part handled by the core axiom (path semantical quality). Together they correspond to an operation on types if and only if one uses the following representation:</text:p>
      <text:p text:style-name="P96"/>
      <text:p text:style-name="P125"><text:tab/>(a : b) == ((a =&gt; b) ⋀ (a &lt; b))<text:tab/><text:tab/><text:span text:style-name="T112">or<text:tab/>ty</text:span>(a, b) == ((a =&gt; b) ⋀ <text:span text:style-name="T112">pord</text:span>(a, b))<text:tab/></text:p>
      <text:p text:style-name="P38"/>
      <text:p text:style-name="P96">The reason is that the answer to “What is a symbol?” is not merely “Types!”. Path Semantics as a foundation needs to handle more cases, most of which are still unknown to mankind. The idea of using PSI to model types, is just one perspective out of many.</text:p>
      <text:p text:style-name="P96"/>
      <text:p text:style-name="P98">The core axiom in PSI models how symbols are used, not just types. This is a very important insight. If one studies PSI in isolation, one get<text:span text:style-name="T119">s</text:span> hints at how to build other building blocks. This is where people often loose track of what Path Semantics mean<text:span text:style-name="T91">s</text:span>. It is like, PSI is a vast landscape that can be explored <text:span text:style-name="T91">and</text:span> which contains hidden treasures. These treasures does not give you the full answer, only a clue. <text:span text:style-name="T91">It is like finding puzzles and by solving these puzzles, you get your answer. </text:span></text:p>
      <text:p text:style-name="P98"/>
      <text:p text:style-name="P111">Now, it is important to remember that simple rules in mathematics can give rise to enormous complexity. In the game of Chess, there are more possible games than atoms in the observable universe. However, Chess is just a speck of sand in the desert of PSI. Just to understand how complex PSI is: We can never even compute the basic binary operators one by one. The amount of colors in RGBA (Red, Green, Blue and Alpha channels), ha<text:span text:style-name="T120">ve</text:span> each a binary operator in PSI of homotopy level 2. In level 18, you need a 4TB hard drive just to write down the number of binary operators in decimal form. There is so much to explore about PSI that we will never in practice <text:span text:style-name="T121">finish exploring</text:span>. This vast desert of mathematics is inexhaustible, even it is just one building block.</text:p>
      <text:p text:style-name="P38"/>
      <text:p text:style-name="P38">Yet, <text:span text:style-name="T91">P</text:span>ath <text:span text:style-name="T91">S</text:span>emantics itself, <text:span text:style-name="T91">which is much larger than just PSI,</text:span> does not define all of mathematics. <text:span text:style-name="T92">PSI</text:span> describes how symbols are used, <text:span text:style-name="T92">but it is not the only mean to learn how symbols are used</text:span>. <text:span text:style-name="T62">By interpreting how existing tools and techniques in mathematics use symbols, one can develop a deep intuition of mathematics.</text:span></text:p>
      <text:p text:style-name="P38"/>
      <text:p text:style-name="P99">Path Semantics is not a set of doctrines. It is a framework which provides tools to look at mathematics from certain perspectives. If you want to explore mathematics by other means, then there is nothing wrong in doing that. Either way, you will learn something.</text:p>
      <text:p text:style-name="P99"/>
      <text:p text:style-name="P99">However, Path Semantics also ha<text:span text:style-name="T122">s</text:span> perspectives about what kind of perspectives are out there. It is a theory that “looks outwards”, as if with curiosity, because you will not find complete answers here. You will find puzzles, which needs to be solved, before you get satisfied. It is more like an abstract landscape to find puzzles and there are some tools helping to solve them:</text:p>
      <text:p text:style-name="P99"/>
      <text:list xml:id="list1321205158" text:style-name="L2">
        <text:list-item>
          <text:p text:style-name="P112">Puzzles are discovered</text:p>
        </text:list-item>
        <text:list-item>
          <text:p text:style-name="P112">Solutions are designed</text:p>
        </text:list-item>
      </text:list>
      <text:p text:style-name="P37"/>
      <text:p text:style-name="P37"><text:span text:style-name="T92">When people say “all of mathematics” they usually imply something as if mathematics exist</text:span><text:span text:style-name="T93">s</text:span><text:span text:style-name="T92"> prior to the discovery of it. </text:span>“All of mathematics” is not meaningful to talk about until all of mathematics is defined, which is impossible. Path <text:span text:style-name="T93">S</text:span>emantics <text:span text:style-name="T62">is used to “focus on”</text:span> <text:span text:style-name="T52">parts of </text:span>what we mean when we use mathematics. <text:span text:style-name="T92">This focus is always there, secretly hidden, so there is no fixed universal solution.</text:span></text:p>
      <text:p text:style-name="P11"/>
      <text:p text:style-name="P64">From <text:span text:style-name="T93">P</text:span>ath <text:span text:style-name="T93">S</text:span>emantics, you can construct any formal language in any way you want, as long there is an interpretation of symbols that does not violate the core axiom.</text:p>
      <text:p text:style-name="P12"><text:soft-page-break/></text:p>
      <text:p text:style-name="P35"><text:span text:style-name="T19">There is a</text:span> <text:span text:style-name="T17">lot of</text:span> evidence <text:span text:style-name="T17">that </text:span><text:span text:style-name="T123">P</text:span><text:span text:style-name="T17">ath </text:span><text:span text:style-name="T123">S</text:span><text:span text:style-name="T17">emantics is powerful. Yet it might be difficult to convince some people that meaning of symbols can be understood through </text:span><text:span text:style-name="T123">P</text:span><text:span text:style-name="T17">ath </text:span><text:span text:style-name="T123">S</text:span><text:span text:style-name="T17">emantics. This confusion results usually from not understanding the difference between formal and informal languages used for theorem proving</text:span><text:span text:style-name="T36"><text:reference-ref text:reference-format="text" text:ref-name="7">[9]</text:reference-ref></text:span><text:span text:style-name="T17">. The distinction between “formal” and “informal” does not necessarily mean that an informal language is less rigorous than a formal one.</text:span></text:p>
      <text:p text:style-name="P35"/>
      <table:table table:name="Table2" table:style-name="Table2">
        <table:table-column table:style-name="Table2.A" table:number-columns-repeated="3"/>
        <table:table-row table:style-name="TableLine140523108682016">
          <table:table-cell table:style-name="Table2.A1" office:value-type="string">
            <text:p text:style-name="P79"/>
          </table:table-cell>
          <table:table-cell table:style-name="Table2.A1" office:value-type="string">
            <text:p text:style-name="P78">Rigorous</text:p>
          </table:table-cell>
          <table:table-cell table:style-name="Table2.C1" office:value-type="string">
            <text:p text:style-name="P78">Non-rigorous</text:p>
          </table:table-cell>
        </table:table-row>
        <table:table-row table:style-name="TableLine140523108943904">
          <table:table-cell table:style-name="Table2.A2" office:value-type="string">
            <text:p text:style-name="P77">Formal</text:p>
          </table:table-cell>
          <table:table-cell table:style-name="Table2.A2" office:value-type="string">
            <text:p text:style-name="P41">Logic, <text:span text:style-name="T90">e.g. PSI</text:span></text:p>
          </table:table-cell>
          <table:table-cell table:style-name="Table2.C2" office:value-type="string">
            <text:p text:style-name="P83">-</text:p>
          </table:table-cell>
        </table:table-row>
        <table:table-row table:style-name="TableLine140524182215920">
          <table:table-cell table:style-name="Table2.A2" office:value-type="string">
            <text:p text:style-name="P77">Informal</text:p>
          </table:table-cell>
          <table:table-cell table:style-name="Table2.A2" office:value-type="string">
            <text:p text:style-name="P41">Path semantics</text:p>
          </table:table-cell>
          <table:table-cell table:style-name="Table2.C2" office:value-type="string">
            <text:p text:style-name="P41">English</text:p>
          </table:table-cell>
        </table:table-row>
      </table:table>
      <text:p text:style-name="P39"/>
      <text:p text:style-name="P97">PSI is a formal language, yet Path Semantics as a whole is not. Path Semantics is not possible to formalize fully, because as more building blocks are invented, the more stuff is discovered that needs to be formalized. <text:span text:style-name="T93">This process never ends.</text:span></text:p>
      <text:p text:style-name="P97"/>
      <text:p text:style-name="P100">One common argument that people use, is that Set Theory<text:span text:style-name="T35"><text:reference-ref text:reference-format="text" text:ref-name="set theory">[10]</text:reference-ref></text:span> models most of mathematics. However, this is not accurate. Set Theory does not model <text:span text:style-name="T124">everything</text:span>, e.g. randomness. In foundations of physics, the deterministic nature of Set Theory only holds in a perspective of a multiverse, which is not accessible in practice. So, it is more accurate to say that Set Theory models most of mathematics, <text:span text:style-name="T87">but from a certain perspective</text:span>.</text:p>
      <text:p text:style-name="P39"/>
      <text:p text:style-name="P100">Once you add stuff like “from a certain perspective” in mathematics, it becomes so complex that it gets ridiculous to believe that all of mathematics can be understood to any significant degree. It is like, when <text:span text:style-name="T94">observing</text:span> the Earth is flat from a certain perspective, this does not imply that you can understand all that happens on Earth <text:span text:style-name="T94">as globe</text:span>. Only in <text:span text:style-name="T94">some languages</text:span>, like First Order Logic, that models relations as a perfect information environment, one can pretend to know everything. <text:span text:style-name="T94">This means that First Order Logic is biased, because it </text:span><text:span text:style-name="T88">pretends</text:span><text:span text:style-name="T94"> to know, when in practice we can not know everything. Path Semantics is an approach were one admits to not know everything and where it is impossible to know everything in practice. The “not knowing” is built into the framework itself.</text:span></text:p>
      <text:p text:style-name="P39"/>
      <text:p text:style-name="P101">Therefore, Path Semantics can not provide answers to many deep questions. This is because when we attempt to answer them, we make design choices. These design choices introduce bias that shapes how we think. To understand how this bias works, one needs experience and for now there is no other way <text:span text:style-name="T125">to learn this</text:span> than to explore on your own, or together with other people.</text:p>
      <text:p text:style-name="P101"/>
      <text:p text:style-name="P101">However, the very least Path Semantics can do, is to point out some flaws in other languages, such as First Order Logic. This is done by constructing alternative langues, like Avatar Logic<text:span text:style-name="T35"><text:reference-ref text:reference-format="text" text:ref-name="avatar logic">[11]</text:reference-ref></text:span>. Once you compare First Order Logic and Avatar Logic, you will notice the tradeoffs in design. There is no “correct” answer, and Path Semantics does not tell you these answers when there are only puzzles.</text:p>
      <text:p text:style-name="P39"/>
      <text:p text:style-name="P101">To the extent that we have languages that give us answers to problems, we have already introduced so much bias into the language design that it is meaningless to use the language as a doctrine for reasoning about all of mathematics. <text:span text:style-name="T95">Path Semantics is not a naive framework of mathematics. On the other hand, it handles nuances to a much higher degree than e.g. Set Theory can express. To claim to not know everything, does not make one less mature. It is better than lying about it. The irony is that Path Semantics is often used to design theories where some object “lies” to other objects. However, as a framework, there is complete honesty about the lying going on, formally.</text:span></text:p>
      <text:p text:style-name="P39"/>
      <text:p text:style-name="P39">All formal languages are rigorous, but not all rigorous languages are formal. The rigor that underlies a rigorous informal language is often not <text:span text:style-name="T42">shown </text:span>directly, but assumed from the context <text:soft-page-break/>that the language is used for informal reasoning. For example, to keep a paper somewhat comprehensible and readable, it is common to leave out steps that are convincingly easy to prove, or possible to prove under various assumptions that are pointed out, <text:span text:style-name="T43">or it might be assumed that a proof exists as a part of the argument</text:span>. This practice is used in mathematics in general.</text:p>
      <text:p text:style-name="P39"/>
      <text:p text:style-name="P57">The practice of mathematics is so similar to <text:span text:style-name="T127">P</text:span>ath <text:span text:style-name="T127">S</text:span>emantics that the only difference is a stricter usage of identity <text:span text:style-name="T95">of functions</text:span>, plus that <text:span text:style-name="T95">P</text:span>ath <text:span text:style-name="T95">S</text:span>emantics develops new syntax for expressing ideas. <text:span text:style-name="T67">This</text:span> is a good thing, because it justifies the way informal theorem proving is done in practical mathematics and programming. One might learn <text:span text:style-name="T95">P</text:span>ath <text:span text:style-name="T95">S</text:span>emantics to improve informal theorem proving skills.</text:p>
      <text:p text:style-name="P40"/>
      <text:p text:style-name="P65">Since <text:span text:style-name="T95">P</text:span>ath <text:span text:style-name="T95">S</text:span>emantics is informal, it does not claim that everything in a paper can be proven in e.g. Set Theory. It has less guarantees: You might not even be able to prove something in practice, perhaps it is too vague, maybe it is not well understood, too complex etc. However, the proof itself might be crystal clear of what it means: Vagueness can be pragmatically powerful to express ideas. Path <text:span text:style-name="T95">S</text:span>emantics tr<text:span text:style-name="T74">ies</text:span> to explain how this can happen without making it too complex or too vague.</text:p>
      <text:p text:style-name="P40"/>
      <text:p text:style-name="P53">The benefit of <text:span text:style-name="T95">P</text:span>ath <text:span text:style-name="T95">S</text:span>emantics is that it can describe what we mean when e.g. using equations to describe something else. <text:span text:style-name="T63">A</text:span> common combination is to use <text:span text:style-name="T95">P</text:span>ath <text:span text:style-name="T95">S</text:span>emantics to express new ideas while working on <text:span text:style-name="T72">methods</text:span> to formally reason about them in various ways.</text:p>
      <text:p text:style-name="P53"/>
      <text:list xml:id="list662236047" text:style-name="L3">
        <text:list-item>
          <text:p text:style-name="P113">Use <text:span text:style-name="T128">P</text:span>ath <text:span text:style-name="T128">S</text:span>emantics to express new ideas</text:p>
        </text:list-item>
        <text:list-item>
          <text:p text:style-name="P113">Use formal languages to model parts of a <text:span text:style-name="T63">new</text:span> idea formally <text:span text:style-name="T63">(or the whole if possible)</text:span></text:p>
        </text:list-item>
      </text:list>
      <text:p text:style-name="P9"/>
      <text:p text:style-name="P58">Path <text:span text:style-name="T95">S</text:span>emantics relies on a technique called “bootstrapping”:</text:p>
      <text:p text:style-name="P13"/>
      <text:list xml:id="list1496643341" text:style-name="L4">
        <text:list-item>
          <text:p text:style-name="P114">Define an axiom of quality <text:span text:style-name="T129">(core axiom)</text:span> that holds for all <text:span text:style-name="T105">P</text:span>ath <text:span text:style-name="T105">S</text:span>emantics</text:p>
        </text:list-item>
        <text:list-item>
          <text:p text:style-name="P114">Construct a reflective language in <text:span text:style-name="T105">P</text:span>ath <text:span text:style-name="T105">S</text:span>emantics</text:p>
        </text:list-item>
        <text:list-item>
          <text:p text:style-name="P115">Describe formal languages in the reflective language</text:p>
        </text:list-item>
      </text:list>
      <text:p text:style-name="P13"/>
      <text:p text:style-name="P55">The purpose of constructing a reflective language is to get better tools for expressing ideas.</text:p>
      <text:p text:style-name="P55">Even if this reflective language might be hard <text:span text:style-name="T130">to</text:span> formalize, it is possible to check various specific proofs against the core axiom of quality. <text:span text:style-name="T63">It is also a super-set of existing languages that are possible to formalize, e.g. dependent typed languages. This means the only place where intuition is needed, is where an existing formal language is not powerful </text:span><text:span text:style-name="T95">engouh</text:span><text:span text:style-name="T63"> to express </text:span><text:span text:style-name="T95">some</text:span><text:span text:style-name="T63"> idea.</text:span></text:p>
      <text:p text:style-name="P42"/>
      <text:p text:style-name="P43">In this paper, I will use the core axiom to construct a language, in an informal way, just simple enough to describe logical gates (AND, OR, NOT etc.).</text:p>
      <text:h text:style-name="P107" text:outline-level="2"><text:span text:style-name="T3">Step 1: </text:span>Axiom of quality <text:span text:style-name="T33">(core axiom)</text:span></text:h>
      <text:p text:style-name="P16">The interpretation of formal languages is about an arrangement of symbols, where a collection of symbols `<text:span text:style-name="T21">F</text:span>` are associat<text:span text:style-name="T21">ed</text:span> with another collection of symbols `<text:span text:style-name="T21">X</text:span>`, <text:span text:style-name="T75">written `F =&gt; X`</text:span>. `F <text:span text:style-name="T75">&lt;</text:span> X` <text:span text:style-name="T70">expresses a non-circular definition (2021 standard order</text:span><text:span text:style-name="T40"><text:reference-ref text:reference-format="text" text:ref-name="standard order">[12]</text:reference-ref></text:span><text:span text:style-name="T70">)</text:span>. For all such collection<text:span text:style-name="T20">s</text:span> of symbols, a quality expressed as `F<text:span text:style-name="T7">0</text:span> <text:span text:style-name="T75">~~</text:span> F<text:span text:style-name="T7">1</text:span>` is <text:span text:style-name="T75">uniquely </text:span>associated with a quality `X<text:span text:style-name="T7">0</text:span> <text:span text:style-name="T75">~~</text:span> X<text:span text:style-name="T7">1</text:span>`:</text:p>
      <text:p text:style-name="P16"/>
      <text:p text:style-name="P16"><draw:frame draw:style-name="fr1" draw:name="Object1" text:anchor-type="as-char" svg:y="-0.2728in" svg:width="3.8874in" svg:height="0.4465in" draw:z-index="39"><draw:object xlink:href="./Object 1" xlink:type="simple" xlink:show="embed" xlink:actuate="onLoad"/><draw:image xlink:href="./ObjectReplacements/Object 1" xlink:type="simple" xlink:show="embed" xlink:actuate="onLoad"/></draw:frame></text:p>
      <text:p text:style-name="P16"/>
      <text:p text:style-name="P21">This is the axiom of quality, that holds for <text:span text:style-name="T96">P</text:span>ath <text:span text:style-name="T96">S</text:span>emantics.</text:p>
      <text:p text:style-name="P67"/>
      <text:p text:style-name="P67">The word “quality” refers to “Path Semantical Quality”<text:span text:style-name="T35"><text:reference-ref text:reference-format="text" text:ref-name="path semantical quality">[5]</text:reference-ref></text:span><text:span text:style-name="T55"> (see reference for more information)</text:span>.</text:p>
      <text:p text:style-name="P67"><text:span text:style-name="T77">Quality</text:span> is a partial equivalence relation that lifts biconditionals with symbolic distinction. <text:span text:style-name="T96">This makes it possible to express structure between symbols in language, which is not provable from an empty context, </text:span><text:span text:style-name="T97">by definition</text:span><text:span text:style-name="T96">. </text:span><text:span text:style-name="T97">The motivation is that mathematics is a language where one always puts something in, whether it is data or assumptions in the form of code.</text:span></text:p>
      <text:p text:style-name="P21"/>
      <text:p text:style-name="P54">The axiom is a modification of Leibniz’ law<text:span text:style-name="T35"><text:reference-ref text:reference-format="text" text:ref-name="14">[13]</text:reference-ref></text:span> where <text:span text:style-name="T96">equality of arguments to</text:span> <text:span text:style-name="T96">predicates</text:span> <text:span text:style-name="T96">is</text:span> replaced by <text:span text:style-name="T96">quality between data structures as propositions</text:span>. <text:span text:style-name="T97">Predicates can be modelled using a data structure for function application and an axiom, for substituion in arguments of the application, using normal equality of propositions. The core axiom does not talk about function application directly. Instead, it provides a mechanism in which new axioms can use stronger assumptions for correct behaviour.</text:span></text:p>
      <text:p text:style-name="P54"/>
      <text:p text:style-name="P54"><text:span text:style-name="T53">In informal theorem proving, one can use other formal languages, but in order to determine whether the reasoning works when translating between languages, </text:span><text:span text:style-name="T97">P</text:span><text:span text:style-name="T53">ath </text:span><text:span text:style-name="T97">S</text:span><text:span text:style-name="T53">emantics expresses predictions that corresponds to particular equations. The semantics of these predictions are “bootstrapped” from the </text:span><text:span text:style-name="T97">core </text:span><text:span text:style-name="T53">axiom without relying on the semantics of equations.</text:span></text:p>
      <text:p text:style-name="P53"/>
      <text:p text:style-name="P56">The corner stone of <text:span text:style-name="T97">P</text:span>ath <text:span text:style-name="T97">S</text:span>emantics is to define how one talks about other things that might be too complex to formalize. Existing tools, syntax and techniques from standard mathematics is then used to do the theorem proving, while preserving meaning. Path <text:span text:style-name="T97">S</text:span>emantics’ power is that it interprets into the language that is suitable for a particular domain of mathematics. <text:span text:style-name="T54">This means that people learning </text:span><text:span text:style-name="T97">P</text:span><text:span text:style-name="T54">ath </text:span><text:span text:style-name="T97">S</text:span><text:span text:style-name="T54">emantics can use </text:span><text:span text:style-name="T97">existing</text:span><text:span text:style-name="T54"> tools without needing to translate into another language.</text:span></text:p>
      <text:p text:style-name="P21"/>
      <text:h text:style-name="Heading_20_3" text:outline-level="3"><text:span text:style-name="T4">In</text:span>quality</text:h>
      <text:p text:style-name="P21">It follows from the axiom of quality that <text:span text:style-name="T5">there is a similar </text:span><text:span text:style-name="T98">theorem</text:span><text:span text:style-name="T5"> of inquality:</text:span></text:p>
      <text:p text:style-name="P21"/>
      <text:p text:style-name="P21"><draw:frame draw:style-name="fr1" draw:name="Object6" text:anchor-type="as-char" svg:y="-0.2728in" svg:width="4.0189in" svg:height="0.4508in" draw:z-index="83"><draw:object xlink:href="./Object 6" xlink:type="simple" xlink:show="embed" xlink:actuate="onLoad"/><draw:image xlink:href="./ObjectReplacements/Object 6" xlink:type="simple" xlink:show="embed" xlink:actuate="onLoad"/><svg:desc>formula</svg:desc></draw:frame></text:p>
      <text:p text:style-name="P19"/>
      <text:h text:style-name="Heading_20_3" text:outline-level="3">Inspiration of the <text:span text:style-name="T98">core </text:span>axiom</text:h>
      <text:p text:style-name="P102">I used <text:span text:style-name="T45">normal paths</text:span><text:span text:style-name="T37"><text:reference-ref text:reference-format="text" text:ref-name="9">[14]</text:reference-ref></text:span><text:span text:style-name="T45"> </text:span>to do some theorem proving that I found useful <text:span text:style-name="T131">informally. Formally, i</text:span>t was difficult, <text:span text:style-name="T131">compared to</text:span> informal theorem proving, in <text:span text:style-name="T46">Coq</text:span><text:span text:style-name="T38"><text:reference-ref text:reference-format="text" text:ref-name="10">[15]</text:reference-ref></text:span><text:span text:style-name="T56"> </text:span><text:span text:style-name="T55">and </text:span><text:span text:style-name="T56">Idris</text:span><text:span text:style-name="T38"><text:reference-ref text:reference-format="text" text:ref-name="13">[16]</text:reference-ref></text:span><text:span text:style-name="T57">. </text:span><text:span text:style-name="T55">To justify the informal technique I used, I </text:span><text:span text:style-name="T58">wanted to </text:span><text:span text:style-name="T55">learn more about foundation of mathematics. </text:span><text:span text:style-name="T44">Vladimir Voedvodsky</text:span><text:span text:style-name="T39"><text:reference-ref text:reference-format="text" text:ref-name="8">[17]</text:reference-ref></text:span><text:span text:style-name="T44"> held some recorded lectures about the foundations of mathematics, which I watched. The way he used paths from </text:span><text:span text:style-name="T98">H</text:span><text:span text:style-name="T44">omotopy </text:span><text:span text:style-name="T98">Theory</text:span><text:span text:style-name="T44"> to talk about mathematics was inspiring, so I named my idea of extracting hidden functions from within functions after this word: Path. After a while, more and more “paths” were formalized, so I started thinking about them as ways of associating collections of </text:span><text:soft-page-break/><text:span text:style-name="T44">symbols with other collections of symbols. One day I realized that most of mathematics depends on definitions. If I could find an informal axiom that explained how symbols are used, I could use arbitrary definitions to construct more mathematics. To me it was important to express mathematical ideas concisely in the language of functions, so I did not need a formal axiom. I made it part formal and part vague, formal enough so I could “bootstrap” into functional programming.</text:span></text:p>
      <text:p text:style-name="P102"/>
      <text:p text:style-name="P103">As time went on, there <text:span text:style-name="T100">were</text:span> <text:span text:style-name="T99">several stages of improvement</text:span><text:span text:style-name="T100">s</text:span><text:span text:style-name="T99">, but overall the philosophy of the core axiom has been preserved. It provides a background for theorem proving, but does not complete the steps required to fully reason about e.g. functional programming. Instead, one considers multiple logical languages as building blocks for extended foundations, where functional programming is just one possible direction out of many.</text:span></text:p>
      <text:p text:style-name="P103"/>
      <text:p text:style-name="P104">A normal path is basically an open box in Cubical Type Theory<text:span text:style-name="T35"><text:reference-ref text:reference-format="text" text:ref-name="cubical type theory">[18]</text:reference-ref></text:span> of 2 dimensions, where the solution of the normal path is the missing edge (filled in with Kan filling operations). However, the syntax of normal paths makes it possible to express it in a form where it can be substituted with solutions. The normal path syntax generalises to functions of arbitrary number of arguments, such that a symmetric normal path can be used when there is symmetry in orthogonal edges.</text:p>
      <text:p text:style-name="P104"/>
      <text:p text:style-name="P104"><text:tab/><text:span text:style-name="T101">f[g] &lt;=&gt; h<text:tab/><text:tab/><text:tab/>Symmetric normal path</text:span></text:p>
      <text:p text:style-name="P104"/>
      <text:p text:style-name="P104"><text:tab/><text:span text:style-name="T101">f[g</text:span><text:span text:style-name="T8">0</text:span><text:span text:style-name="T101"> × g</text:span><text:span text:style-name="T8">1</text:span><text:span text:style-name="T101"> → g</text:span><text:span text:style-name="T8">2</text:span><text:span text:style-name="T101">] &lt;=&gt; h<text:tab/><text:tab/>Asymmetric normal path</text:span></text:p>
      <text:p text:style-name="P104"/>
      <text:p text:style-name="P105">The use of normal paths for theorem proving was the motivation for developing Path Semantics. First, I tried <text:span text:style-name="T103">to </text:span>model normal paths in dependent types. One problem was that one could not simply compose normal paths:</text:p>
      <text:p text:style-name="P105"/>
      <text:p text:style-name="P105"><text:tab/>f[g][h]<text:tab/>&lt;=&gt; f[h · g]</text:p>
      <text:p text:style-name="P105"/>
      <text:p text:style-name="P105">I had help from an expert in Lean<text:span text:style-name="T35"><text:reference-ref text:reference-format="text" text:ref-name="lean">[19]</text:reference-ref></text:span> to get as close as possible, however it was not fully formalized. However, the syntax worked and one could understand normal paths formally when a solution exists. I realized that I needed an imaginary inverse operator `inv` to model total normal paths:</text:p>
      <text:p text:style-name="P105"/>
      <text:p text:style-name="P105"><text:tab/>f[g] &lt;=&gt; (g · f · inv(g))</text:p>
      <text:p text:style-name="P105"/>
      <text:p text:style-name="P105">Without this form of composition fully formalized, one requires adding a proof, which is not necessary, that results in friction in the theorem proving process. The imaginary inverse makes theorem proving work painless, but uses syntax for normal function composition. <text:span text:style-name="T132">Function composition</text:span> syntax is less readable for humans when functions have multiple arguments.</text:p>
      <text:p text:style-name="P105"/>
      <text:p text:style-name="P105">Since I was not able to formalize normal paths fully, I looked for ways to develop a logical foundation that could be used to check inference rules used in eventually new programming languages supporting normal paths. <text:span text:style-name="T103">Dependent types generalises First Order Logic, so when dependent types was insufficient, it meant that First Order Logic was also insufficient and there was no existing mathematical foundation to formalize normal paths.</text:span></text:p>
      <text:p text:style-name="P105"/>
      <text:p text:style-name="P106">There are many inference rules required to support a substantial subset of Path Semantics. Therefore, I looked for an approach where I could prove as much as possible using as few axioms as possible. I thought “What if I provide a mechanism for connecting two symbols together?”. The first inference rule I wrote down was the first draft of the core axiom.</text:p>
      <text:p text:style-name="P106"/>
      <text:p text:style-name="P106">Considering that I had very little knowledge of logic at the time, it must have been one of the luckiest guesses in the history of mathematics, like hitting bulls-eye at the bar from the moon.</text:p>
      <text:h text:style-name="P108" text:outline-level="3">Function<text:span text:style-name="T5">al</text:span> completeness</text:h>
      <text:p text:style-name="P20"><text:span text:style-name="T22">Bits are t</text:span>he simplest collection of symbols that satisfy th<text:span text:style-name="T22">e quality</text:span> axiom. <text:span text:style-name="T59">Consider the axiom as a computer circuit to prove soundness of free variables of bits when</text:span>:</text:p>
      <text:p text:style-name="P20"/>
      <text:p text:style-name="P20"><draw:frame draw:style-name="fr1" draw:name="Object2" text:anchor-type="as-char" svg:y="-0.2693in" svg:width="0.9701in" svg:height="0.4429in" draw:z-index="40"><draw:object xlink:href="./Object 2" xlink:type="simple" xlink:show="embed" xlink:actuate="onLoad"/><draw:image xlink:href="./ObjectReplacements/Object 2" xlink:type="simple" xlink:show="embed" xlink:actuate="onLoad"/></draw:frame></text:p>
      <text:p text:style-name="P20"/>
      <text:p text:style-name="P70">This corresponds to a binary logical gate equivalent to NOR:</text:p>
      <text:p text:style-name="P23"/>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style-name="TableLine140522854640640">
          <table:table-cell table:style-name="Table3.A1" office:value-type="string">
            <text:p text:style-name="P76">F<text:span text:style-name="T6">1</text:span></text:p>
          </table:table-cell>
          <table:table-cell table:style-name="Table3.A1" office:value-type="string">
            <text:p text:style-name="P76">X<text:span text:style-name="T6">1</text:span></text:p>
          </table:table-cell>
          <table:table-cell table:style-name="Table3.A1" office:value-type="string">
            <text:p text:style-name="P76">F<text:span text:style-name="T6">0</text:span>=F<text:span text:style-name="T6">1</text:span></text:p>
          </table:table-cell>
          <table:table-cell table:style-name="Table3.A1" office:value-type="string">
            <text:p text:style-name="P76">X<text:span text:style-name="T6">0</text:span>=X<text:span text:style-name="T6">1</text:span></text:p>
          </table:table-cell>
          <table:table-cell table:style-name="Table3.A1" office:value-type="string">
            <text:p text:style-name="P76">Meaningful</text:p>
          </table:table-cell>
          <table:table-cell table:style-name="Table3.F1" office:value-type="string">
            <text:p text:style-name="P80">NOR</text:p>
          </table:table-cell>
        </table:table-row>
        <table:table-row table:style-name="TableLine140524213500544">
          <table:table-cell table:style-name="Table3.A2" office:value-type="string">
            <text:p text:style-name="P25">0</text:p>
          </table:table-cell>
          <table:table-cell table:style-name="Table3.A2" office:value-type="string">
            <text:p text:style-name="P25">0</text:p>
          </table:table-cell>
          <table:table-cell table:style-name="Table3.A2" office:value-type="string">
            <text:p text:style-name="P84">1</text:p>
          </table:table-cell>
          <table:table-cell table:style-name="Table3.A2" office:value-type="string">
            <text:p text:style-name="P84">0</text:p>
          </table:table-cell>
          <table:table-cell table:style-name="Table3.A2" office:value-type="string">
            <text:p text:style-name="P71">0</text:p>
          </table:table-cell>
          <table:table-cell table:style-name="Table3.F2" office:value-type="string">
            <text:p text:style-name="P86">0</text:p>
          </table:table-cell>
        </table:table-row>
        <table:table-row table:style-name="TableLine140524213714384">
          <table:table-cell table:style-name="Table3.A2" office:value-type="string">
            <text:p text:style-name="P25">0</text:p>
          </table:table-cell>
          <table:table-cell table:style-name="Table3.A2" office:value-type="string">
            <text:p text:style-name="P25">1</text:p>
          </table:table-cell>
          <table:table-cell table:style-name="Table3.A2" office:value-type="string">
            <text:p text:style-name="P84">1</text:p>
          </table:table-cell>
          <table:table-cell table:style-name="Table3.A2" office:value-type="string">
            <text:p text:style-name="P84">1</text:p>
          </table:table-cell>
          <table:table-cell table:style-name="Table3.A2" office:value-type="string">
            <text:p text:style-name="P82">1</text:p>
          </table:table-cell>
          <table:table-cell table:style-name="Table3.F2" office:value-type="string">
            <text:p text:style-name="P82">1</text:p>
          </table:table-cell>
        </table:table-row>
        <table:table-row table:style-name="TableLine140524213762144">
          <table:table-cell table:style-name="Table3.A2" office:value-type="string">
            <text:p text:style-name="P25">1</text:p>
          </table:table-cell>
          <table:table-cell table:style-name="Table3.A2" office:value-type="string">
            <text:p text:style-name="P25">0</text:p>
          </table:table-cell>
          <table:table-cell table:style-name="Table3.A2" office:value-type="string">
            <text:p text:style-name="P84">0</text:p>
          </table:table-cell>
          <table:table-cell table:style-name="Table3.A2" office:value-type="string">
            <text:p text:style-name="P84">0</text:p>
          </table:table-cell>
          <table:table-cell table:style-name="Table3.A2" office:value-type="string">
            <text:p text:style-name="P82">1</text:p>
          </table:table-cell>
          <table:table-cell table:style-name="Table3.F2" office:value-type="string">
            <text:p text:style-name="P82">1</text:p>
          </table:table-cell>
        </table:table-row>
        <table:table-row table:style-name="TableLine140523108863456">
          <table:table-cell table:style-name="Table3.A2" office:value-type="string">
            <text:p text:style-name="P25">1</text:p>
          </table:table-cell>
          <table:table-cell table:style-name="Table3.A2" office:value-type="string">
            <text:p text:style-name="P25">1</text:p>
          </table:table-cell>
          <table:table-cell table:style-name="Table3.A2" office:value-type="string">
            <text:p text:style-name="P84">0</text:p>
          </table:table-cell>
          <table:table-cell table:style-name="Table3.A2" office:value-type="string">
            <text:p text:style-name="P84">1</text:p>
          </table:table-cell>
          <table:table-cell table:style-name="Table3.A2" office:value-type="string">
            <text:p text:style-name="P71">1</text:p>
          </table:table-cell>
          <table:table-cell table:style-name="Table3.F2" office:value-type="string">
            <text:p text:style-name="P86">1</text:p>
          </table:table-cell>
        </table:table-row>
      </table:table>
      <text:p text:style-name="P23"/>
      <text:p text:style-name="P22"><text:span text:style-name="T78">By changing the `&lt;` into `&gt;`, t</text:span>h<text:span text:style-name="T9">is</text:span> corresponds to a binary logical gate equivalent to NAND:</text:p>
      <text:p text:style-name="P20"/>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style-name="TableLine140523108738592">
          <table:table-cell table:style-name="Table1.A1" office:value-type="string">
            <text:p text:style-name="P75">F<text:span text:style-name="T6">1</text:span></text:p>
          </table:table-cell>
          <table:table-cell table:style-name="Table1.A1" office:value-type="string">
            <text:p text:style-name="P75">X<text:span text:style-name="T6">1</text:span></text:p>
          </table:table-cell>
          <table:table-cell table:style-name="Table1.A1" office:value-type="string">
            <text:p text:style-name="P75">F<text:span text:style-name="T6">0</text:span>=F<text:span text:style-name="T6">1</text:span></text:p>
          </table:table-cell>
          <table:table-cell table:style-name="Table1.A1" office:value-type="string">
            <text:p text:style-name="P75">X<text:span text:style-name="T6">0</text:span>=X<text:span text:style-name="T6">1</text:span></text:p>
          </table:table-cell>
          <table:table-cell table:style-name="Table1.A1" office:value-type="string">
            <text:p text:style-name="P75">Meaningful</text:p>
          </table:table-cell>
          <table:table-cell table:style-name="Table1.F1" office:value-type="string">
            <text:p text:style-name="P80">NAND</text:p>
          </table:table-cell>
        </table:table-row>
        <table:table-row table:style-name="TableLine140521501997744">
          <table:table-cell table:style-name="Table1.A2" office:value-type="string">
            <text:p text:style-name="P24">0</text:p>
          </table:table-cell>
          <table:table-cell table:style-name="Table1.A2" office:value-type="string">
            <text:p text:style-name="P24">0</text:p>
          </table:table-cell>
          <table:table-cell table:style-name="Table1.A2" office:value-type="string">
            <text:p text:style-name="P71">0</text:p>
          </table:table-cell>
          <table:table-cell table:style-name="Table1.A2" office:value-type="string">
            <text:p text:style-name="P71">1</text:p>
          </table:table-cell>
          <table:table-cell table:style-name="Table1.A2" office:value-type="string">
            <text:p text:style-name="P71">1</text:p>
          </table:table-cell>
          <table:table-cell table:style-name="Table1.F2" office:value-type="string">
            <text:p text:style-name="P81">1</text:p>
          </table:table-cell>
        </table:table-row>
        <table:table-row table:style-name="TableLine140521502241760">
          <table:table-cell table:style-name="Table1.A2" office:value-type="string">
            <text:p text:style-name="P24">0</text:p>
          </table:table-cell>
          <table:table-cell table:style-name="Table1.A2" office:value-type="string">
            <text:p text:style-name="P24">1</text:p>
          </table:table-cell>
          <table:table-cell table:style-name="Table1.A2" office:value-type="string">
            <text:p text:style-name="P71">0</text:p>
          </table:table-cell>
          <table:table-cell table:style-name="Table1.A2" office:value-type="string">
            <text:p text:style-name="P71">0</text:p>
          </table:table-cell>
          <table:table-cell table:style-name="Table1.A2" office:value-type="string">
            <text:p text:style-name="P81">1</text:p>
          </table:table-cell>
          <table:table-cell table:style-name="Table1.F2" office:value-type="string">
            <text:p text:style-name="P81">1</text:p>
          </table:table-cell>
        </table:table-row>
        <table:table-row table:style-name="TableLine140521502243904">
          <table:table-cell table:style-name="Table1.A2" office:value-type="string">
            <text:p text:style-name="P24">1</text:p>
          </table:table-cell>
          <table:table-cell table:style-name="Table1.A2" office:value-type="string">
            <text:p text:style-name="P24">0</text:p>
          </table:table-cell>
          <table:table-cell table:style-name="Table1.A2" office:value-type="string">
            <text:p text:style-name="P71">1</text:p>
          </table:table-cell>
          <table:table-cell table:style-name="Table1.A2" office:value-type="string">
            <text:p text:style-name="P71">1</text:p>
          </table:table-cell>
          <table:table-cell table:style-name="Table1.A2" office:value-type="string">
            <text:p text:style-name="P81">1</text:p>
          </table:table-cell>
          <table:table-cell table:style-name="Table1.F2" office:value-type="string">
            <text:p text:style-name="P81">1</text:p>
          </table:table-cell>
        </table:table-row>
        <table:table-row table:style-name="TableLine140521502244624">
          <table:table-cell table:style-name="Table1.A2" office:value-type="string">
            <text:p text:style-name="P24">1</text:p>
          </table:table-cell>
          <table:table-cell table:style-name="Table1.A2" office:value-type="string">
            <text:p text:style-name="P24">1</text:p>
          </table:table-cell>
          <table:table-cell table:style-name="Table1.A2" office:value-type="string">
            <text:p text:style-name="P71">1</text:p>
          </table:table-cell>
          <table:table-cell table:style-name="Table1.A2" office:value-type="string">
            <text:p text:style-name="P71">0</text:p>
          </table:table-cell>
          <table:table-cell table:style-name="Table1.A2" office:value-type="string">
            <text:p text:style-name="P71">0</text:p>
          </table:table-cell>
          <table:table-cell table:style-name="Table1.F2" office:value-type="string">
            <text:p text:style-name="P81">0</text:p>
          </table:table-cell>
        </table:table-row>
      </table:table>
      <text:p text:style-name="P26"/>
      <text:p text:style-name="P26"><text:span text:style-name="T68">Although the axiom of quality is simple, it contains enough complexity to model NOR or </text:span>NAND. <text:span text:style-name="T78">It is</text:span> <text:span text:style-name="T68">therefore</text:span> functional complete <text:span text:style-name="T104">(a</text:span>ny computation <text:span text:style-name="T23">can be done by connecting NOR or NAND</text:span> gate<text:span text:style-name="T22">s together</text:span><text:span text:style-name="T104">)</text:span>. <text:span text:style-name="T78">In the tables above, `~~` (quality) is lowered to `==` (equality). It means this way of proving function completeness is not fully formal, but contains some amount of vagueness.</text:span></text:p>
      <text:p text:style-name="P26"/>
      <text:h text:style-name="Heading_20_3" text:outline-level="3">Historic Revisions</text:h>
      <text:p text:style-name="P27">Th<text:span text:style-name="T79">e</text:span> deep symmetry of functional completeness, <text:span text:style-name="T10">together with experience from constructing languages from the axiom,</text:span> was used to refine the axiom of quality from the first form</text:p>
      <text:p text:style-name="P27"/>
      <text:p text:style-name="P17"><draw:frame draw:style-name="fr1" draw:name="Object4" text:anchor-type="as-char" svg:y="-0.2728in" svg:width="1.7165in" svg:height="0.4465in" draw:z-index="42"><draw:object xlink:href="./Object 4" xlink:type="simple" xlink:show="embed" xlink:actuate="onLoad"/><draw:image xlink:href="./ObjectReplacements/Object 4" xlink:type="simple" xlink:show="embed" xlink:actuate="onLoad"/><svg:desc>formula</svg:desc></draw:frame></text:p>
      <text:p text:style-name="P17"/>
      <text:p text:style-name="P28">to the <text:span text:style-name="T78">next</text:span> form that give<text:span text:style-name="T61">s</text:span> <text:span text:style-name="T60">symbols in </text:span>formal language<text:span text:style-name="T60">s</text:span> <text:span text:style-name="T60">a</text:span> <text:span text:style-name="T79">more </text:span>constructive character <text:span text:style-name="T81">(2016)</text:span>:</text:p>
      <text:p text:style-name="P28"/>
      <text:p text:style-name="P18"><draw:frame draw:style-name="fr1" draw:name="Object5" text:anchor-type="as-char" svg:y="-0.272in" svg:width="2.222in" svg:height="0.4457in" draw:z-index="43"><draw:object xlink:href="./Object 5" xlink:type="simple" xlink:show="embed" xlink:actuate="onLoad"/><draw:image xlink:href="./ObjectReplacements/Object 5" xlink:type="simple" xlink:show="embed" xlink:actuate="onLoad"/><svg:desc>formula</svg:desc></draw:frame></text:p>
      <text:p text:style-name="P18"/>
      <text:p text:style-name="P72">However, more research and getting rid of ambiguous syntax resulted in the final form <text:span text:style-name="T81">(2021)</text:span>:</text:p>
      <text:p text:style-name="P18"/>
      <text:p text:style-name="P51"><draw:frame draw:style-name="fr1" draw:name="Object3" text:anchor-type="as-char" svg:y="-0.2728in" svg:width="3.8874in" svg:height="0.4465in" draw:z-index="82"><draw:object xlink:href="./Object 3" xlink:type="simple" xlink:show="embed" xlink:actuate="onLoad"/><draw:image xlink:href="./ObjectReplacements/Object 3" xlink:type="simple" xlink:show="embed" xlink:actuate="onLoad"/><svg:desc>formula</svg:desc></draw:frame></text:p>
      <text:h text:style-name="P107" text:outline-level="2">Step 2: Construct a reflective language in <text:span text:style-name="T105">P</text:span>ath <text:span text:style-name="T105">S</text:span>emantics</text:h>
      <text:p text:style-name="P2">Let us start <text:span text:style-name="T106">informally </text:span>with a more complex collection of symbols: Words.</text:p>
      <text:p text:style-name="P2"/>
      <text:p text:style-name="P2">In this language we associate <text:span text:style-name="T24">a logical gate `not` with </text:span>an input type `bool`:</text:p>
      <text:p text:style-name="P2"/>
      <text:p text:style-name="P1">not(bool)</text:p>
      <text:p text:style-name="P73">This choice is arbitrary and done simply because we know how `not` gates behave. It makes sense to associate the symbols this way because it follows the axiom of quality.<text:line-break/></text:p>
      <text:p text:style-name="P3">If somebody says `a ~~ not`, then we know `a` also takes the input type `bool`.</text:p>
      <text:p text:style-name="P2"/>
      <text:p text:style-name="P2">To describe the output type, we associate `not(bool)` with `bool`:</text:p>
      <text:p text:style-name="P2"/>
      <text:p text:style-name="P1">not(bool) → bool</text:p>
      <text:p text:style-name="P5">This is just creating a collection of symbols out of the two associated symbols, <text:span text:style-name="T14">and then associate this new collection with something else</text:span>.</text:p>
      <text:p text:style-name="P5"/>
      <text:p text:style-name="P31"><draw:frame text:anchor-type="paragraph" draw:z-index="41" draw:name="Shape40" draw:style-name="gr27" draw:text-style-name="P143" svg:width="0.378in" svg:height="0.2996in" svg:x="0.8071in" svg:y="0.0925in"><draw:text-box><text:p>not</text:p></draw:text-box></draw:frame><draw:custom-shape text:anchor-type="paragraph" draw:z-index="44" draw:name="Shape39" draw:style-name="gr26" draw:text-style-name="P142" svg:width="0.874in" svg:height="0.1657in" svg:x="1.1846in" svg:y="0.13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5" draw:name="Shape41" draw:style-name="gr25" draw:text-style-name="P145" svg:width="0.5205in" svg:height="0.2098in" svg:x="2.1772in" svg:y="0.0925in"><draw:text-box><text:p><text:span text:style-name="T133">bool</text:span></text:p></draw:text-box></draw:frame></text:p>
      <text:p text:style-name="P31"/>
      <text:p text:style-name="P31"><draw:custom-shape text:anchor-type="paragraph" draw:z-index="46" draw:name="Shape43" draw:style-name="gr24" draw:text-style-name="P142" svg:width="1.6303in" svg:height="1.4098in" svg:x="0.8071in" svg:y="0.00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1"/>
      <text:p text:style-name="P31"/>
      <text:p text:style-name="P31"/>
      <text:p text:style-name="P31"/>
      <text:p text:style-name="P31"/>
      <text:p text:style-name="P31"/>
      <text:p text:style-name="P31"><draw:frame text:anchor-type="paragraph" draw:z-index="47" draw:name="Shape44" draw:style-name="gr23" draw:text-style-name="P143" svg:width="0.4803in" svg:height="0.3307in" svg:x="1.4925in" svg:y="0.1472in"><draw:text-box><text:p>bool</text:p></draw:text-box></draw:frame></text:p>
      <text:p text:style-name="P31"/>
      <text:p text:style-name="P30"/>
      <text:p text:style-name="P6"><text:span text:style-name="T25">This operation can be done in two ways, either by creating `not(bool)` or `bool → bool` first.<text:line-break/>S</text:span>ome languages <text:span text:style-name="T25">write this as</text:span>:</text:p>
      <text:p text:style-name="P6"/>
      <text:p text:style-name="P4">not : bool → bool</text:p>
      <text:p text:style-name="Standard">Then we do a simple, but <text:span text:style-name="T25">powerful</text:span> trick: Associate <text:span text:style-name="T47">each value</text:span> with <text:span text:style-name="T25">a</text:span> type, and return itself.</text:p>
      <text:p text:style-name="Standard"/>
      <text:p text:style-name="Standard"><text:tab/>true(bool) → true<text:line-break/><text:tab/>false(bool) → false</text:p>
      <text:p text:style-name="P59"/>
      <text:p text:style-name="P60">This trick might not be taken literally, but rather to use the analogue syntax for sub-types:</text:p>
      <text:p text:style-name="P61"/>
      <text:p text:style-name="P61"><text:tab/><text:span text:style-name="T64">x : [true] true<text:tab/><text:tab/>&lt;=&gt;<text:tab/><text:tab/>x ~~ bool</text:span></text:p>
      <text:p text:style-name="P61"/>
      <text:p text:style-name="P60">Or simply:</text:p>
      <text:p text:style-name="P60"/>
      <text:p text:style-name="P60"><text:tab/>x : [:] true<text:tab/><text:tab/><text:span text:style-name="T71">&lt;</text:span>=&gt;<text:tab/><text:tab/>x <text:span text:style-name="T80">~~</text:span> bool</text:p>
      <text:p text:style-name="Standard"/>
      <text:p text:style-name="P60"><text:span text:style-name="T106">This syntax</text:span> makes it possible to “lift” variables into types <text:span text:style-name="T65">through the language of sub-types.</text:span></text:p>
      <text:p text:style-name="P62"/>
      <text:p text:style-name="P116"><text:soft-page-break/>Now, describe `not` by associating lifting variables into sub-types:</text:p>
      <text:p text:style-name="P63"/>
      <text:p text:style-name="P63"><text:tab/>not(<text:span text:style-name="T48">[</text:span>:<text:span text:style-name="T48">]</text:span> true) → <text:span text:style-name="T48">[</text:span>:<text:span text:style-name="T48">]</text:span> <text:span text:style-name="T12">false</text:span><text:line-break/><text:tab/><text:span text:style-name="T11">not([:] false) → [:] true</text:span></text:p>
      <text:p text:style-name="Standard"/>
      <text:p text:style-name="Standard">Testing <text:span text:style-name="T14">that `not(not(X)) ~~ X`</text:span>:</text:p>
      <text:p text:style-name="Standard"/>
      <text:p text:style-name="P74"><text:tab/>not(not([:] true)) <text:span text:style-name="T80">~~</text:span> <text:span text:style-name="T11">not([:] false) ~~</text:span> [:] true<text:line-break/><text:tab/>not(not([:] false)) <text:span text:style-name="T80">~~ not([:] true) ~~</text:span> [:] false</text:p>
      <text:p text:style-name="Standard"/>
      <text:p text:style-name="Standard">Th<text:span text:style-name="T18">e `[:]`</text:span> symbol is symmetric, so we can refactor it:</text:p>
      <text:p text:style-name="Standard"/>
      <text:p text:style-name="Standard"><text:tab/>not <text:span text:style-name="T48">[</text:span>:<text:span text:style-name="T48">]</text:span> (true) → false<text:line-break/><text:tab/>not <text:span text:style-name="T48">[</text:span>:<text:span text:style-name="T48">]</text:span> (false) → true</text:p>
      <text:p text:style-name="Standard"/>
      <text:p text:style-name="Standard">It gives us the ability to compute with <text:span text:style-name="T29">values</text:span> <text:span text:style-name="T18">like in a normal programming language</text:span>.</text:p>
      <text:p text:style-name="P32"/>
      <text:p text:style-name="P32">Introducing a wildcard notation and shorthand version for cases:</text:p>
      <text:p text:style-name="Standard"/>
      <text:p text:style-name="Standard"><text:tab/>and(bool, bool) → bool<text:line-break/><text:tab/><text:span text:style-name="T48">[</text:span>:<text:span text:style-name="T48">]</text:span> (true, true) → true<text:line-break/><text:tab/><text:span text:style-name="T48">[</text:span>:<text:span text:style-name="T48">]</text:span> (_, _) → false</text:p>
      <text:p text:style-name="Standard"/>
      <text:p text:style-name="Standard">This is sufficient for deriving Boolean algebra <text:span text:style-name="T13">in a short and nice syntax</text:span>.</text:p>
      <text:p text:style-name="P29"/>
      <text:h text:style-name="Heading_20_3" text:outline-level="3">Step 3: <text:span text:style-name="T2">Describe formal languages in the reflective language</text:span></text:h>
      <text:p text:style-name="P33">Deriving a formal language is one thing, but how can we describe them reflectively?</text:p>
      <text:p text:style-name="P33"/>
      <text:p text:style-name="P33">It turns out that the same mechanism that associates <text:span text:style-name="T30">values</text:span> with their type can be used more than once. For example, the `not` gate can be used like this:</text:p>
      <text:p text:style-name="Standard"/>
      <text:p text:style-name="Standard"><text:tab/>and(<text:span text:style-name="T27">[</text:span>not<text:span text:style-name="T27">]</text:span> <text:span text:style-name="T49">[</text:span>:<text:span text:style-name="T49">]</text:span> false, <text:span text:style-name="T27">[</text:span>not<text:span text:style-name="T27">]</text:span> <text:span text:style-name="T49">[</text:span>:<text:span text:style-name="T49">]</text:span> false) → <text:span text:style-name="T27">[</text:span>not<text:span text:style-name="T27">]</text:span> <text:span text:style-name="T49">[</text:span>:<text:span text:style-name="T49">]</text:span> false<text:line-break/><text:tab/>and(<text:span text:style-name="T27">[</text:span>not<text:span text:style-name="T27">]</text:span> <text:span text:style-name="T49">[</text:span>:<text:span text:style-name="T49">]</text:span> false, <text:span text:style-name="T27">[</text:span>not<text:span text:style-name="T27">]</text:span> <text:span text:style-name="T49">[</text:span>:<text:span text:style-name="T49">]</text:span> true) → <text:span text:style-name="T27">[</text:span>not<text:span text:style-name="T27">]</text:span> <text:span text:style-name="T49">[</text:span>:<text:span text:style-name="T49">]</text:span> true<text:line-break/><text:tab/>and(<text:span text:style-name="T27">[</text:span>not<text:span text:style-name="T27">]</text:span> <text:span text:style-name="T49">[:]</text:span> true, <text:span text:style-name="T27">[</text:span>not<text:span text:style-name="T27">]</text:span> <text:span text:style-name="T49">[</text:span>:<text:span text:style-name="T49">]</text:span> false) → <text:span text:style-name="T27">[</text:span>not<text:span text:style-name="T27">]</text:span> <text:span text:style-name="T49">[</text:span>:<text:span text:style-name="T49">]</text:span> true<text:line-break/><text:tab/><text:span text:style-name="T15">and([not] [:] true, [not] [:] true) → [not] [:] true</text:span></text:p>
      <text:p text:style-name="Standard"/>
      <text:p text:style-name="Standard">Or written like this:</text:p>
      <text:p text:style-name="Standard"/>
      <text:p text:style-name="Standard"><text:tab/>and [not] (bool, bool) → bool<text:line-break/><text:tab/><text:span text:style-name="T49">[</text:span>:<text:span text:style-name="T49">]</text:span> (false, false) → false<text:line-break/><text:tab/><text:span text:style-name="T49">[</text:span>:<text:span text:style-name="T49">]</text:span> (_, _) → true</text:p>
      <text:p text:style-name="Standard"/>
      <text:p text:style-name="Standard"><text:span text:style-name="T65">Notice that this is the definition of `or`, such that</text:span>:</text:p>
      <text:p text:style-name="Standard"/>
      <text:p text:style-name="Standard"><text:tab/>and [not] <text:span text:style-name="T50">&lt;</text:span>=<text:span text:style-name="T50">&gt;</text:span> or</text:p>
      <text:p text:style-name="Standard"/>
      <text:p text:style-name="Standard">Which is the same as writing the equation:</text:p>
      <text:p text:style-name="Standard"/>
      <text:p text:style-name="Standard"><text:tab/>not(and(A, B)) = or(<text:span text:style-name="T16">not(</text:span>A<text:span text:style-name="T16">)</text:span>, <text:span text:style-name="T16">not(</text:span>B<text:span text:style-name="T16">)</text:span>)</text:p>
      <text:p text:style-name="P52"/>
      <text:p text:style-name="P85">The hidden meaning is a geometrical structure that can be reflected over and over, infinitely times. Words like “<text:span text:style-name="T27">application</text:span>” and “computation” are labels we put on the dimensions of thought space in this geometry:</text:p>
      <text:p text:style-name="P34"/>
      <text:p text:style-name="P34"><draw:path text:anchor-type="paragraph" draw:z-index="0" draw:name="Shape71" draw:style-name="gr36" draw:text-style-name="P144" svg:width="4.3547in" svg:height="3.0024in" svg:x="0.4764in" svg:y="0.1087in" svg:viewBox="0 0 11062 7627" svg:d="M5200 30c-324 51-644-64-961-20-1050 145-2076-184-3119 499-570 374-960 948-1021 1581-43 441-99 875-99 1319 0 515-12 1029 140 1561 146 514 499 767 659 1240 158 466 595 780 1000 1039 635 406 1475 333 2200 362 1279 50 2588-5 3821-381 1173-358 2658-381 3041-1900 187-742 160-1520 199-2281 25-490-180-862-341-1278-292-759-1106-1223-1880-1322-757-96-1508-195-2259-299h-260l-920-99-180-41z"><text:p/></draw:path></text:p>
      <text:p text:style-name="P34"><draw:frame text:anchor-type="paragraph" draw:z-index="73" draw:name="Shape69" draw:style-name="gr11" draw:text-style-name="P143" svg:width="1.4571in" svg:height="0.315in" svg:x="1.8854in" svg:y="0.1319in"><draw:text-box><text:p>application</text:p></draw:text-box></draw:frame></text:p>
      <text:p text:style-name="P34"><draw:line text:anchor-type="paragraph" draw:z-index="48" draw:name="Shape42" draw:style-name="gr16" draw:text-style-name="P140" svg:x1="0.972in" svg:y1="1.0535in" svg:x2="1.4205in" svg:y2="0.1874in"><text:p/></draw:line><draw:line text:anchor-type="paragraph" draw:z-index="49" draw:name="Shape45" draw:style-name="gr1" draw:text-style-name="P140" svg:x1="1.4209in" svg:y1="0.1874in" svg:x2="1.8618in" svg:y2="0.974in"><text:p/></draw:line><draw:line text:anchor-type="paragraph" draw:z-index="51" draw:name="Shape47" draw:style-name="gr16" draw:text-style-name="P140" svg:x1="1.4209in" svg:y1="0.1874in" svg:x2="3.5154in" svg:y2="0.3528in"><text:p/></draw:line><draw:frame text:anchor-type="paragraph" draw:z-index="58" draw:name="Shape54" draw:style-name="gr22" draw:text-style-name="P143" svg:width="0.6303in" svg:height="0.2843in" svg:x="1.1063in" svg:y="0.0689in"><draw:text-box><text:p>true</text:p></draw:text-box></draw:frame><draw:frame text:anchor-type="paragraph" draw:z-index="61" draw:name="Shape57" draw:style-name="gr19" draw:text-style-name="P145" svg:width="1.1295in" svg:height="0.3524in" svg:x="3.5945in" svg:y="0.1102in"><draw:text-box><text:p><text:span text:style-name="T133">not([:] true)</text:span></text:p></draw:text-box></draw:frame><draw:custom-shape text:anchor-type="paragraph" draw:z-index="77" draw:name="Shape77" draw:style-name="gr7" draw:text-style-name="P142" svg:width="0.3469in" svg:height="0.1441in" svg:x="2.6654in" svg:y="0.043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4"><draw:line text:anchor-type="paragraph" draw:z-index="53" draw:name="Shape49" draw:style-name="gr1" draw:text-style-name="P140" svg:x1="3.1374in" svg:y1="1.0819in" svg:x2="3.5154in" svg:y2="0.161in"><text:p/></draw:line><draw:line text:anchor-type="paragraph" draw:z-index="55" draw:name="Shape51" draw:style-name="gr16" draw:text-style-name="P140" svg:x1="3.9091in" svg:y1="0.9638in" svg:x2="3.5154in" svg:y2="0.161in"><text:p/></draw:line><draw:line text:anchor-type="paragraph" draw:z-index="65" draw:name="Shape61" draw:style-name="gr16" draw:text-style-name="P140" svg:x1="3.5154in" svg:y1="0.161in" svg:x2="1.9646in" svg:y2="1.1575in"><text:p/></draw:line></text:p>
      <text:p text:style-name="P34"/>
      <text:p text:style-name="P34"><draw:frame text:anchor-type="paragraph" draw:z-index="59" draw:name="Shape55" draw:style-name="gr21" draw:text-style-name="P143" svg:width="0.3858in" svg:height="0.228in" svg:x="1.8618in" svg:y="0.1319in"><draw:text-box><text:p>false</text:p></draw:text-box></draw:frame><draw:frame text:anchor-type="paragraph" draw:z-index="75" draw:name="Shape75" draw:style-name="gr9" draw:text-style-name="P143" svg:width="0.6858in" svg:height="0.2516in" svg:x="5.8618in" svg:y="0.1465in"><draw:text-box><text:p>and</text:p></draw:text-box></draw:frame></text:p>
      <text:p text:style-name="P34"><draw:frame text:anchor-type="paragraph" draw:z-index="62" draw:name="Shape58" draw:style-name="gr18" draw:text-style-name="P143" svg:width="0.9016in" svg:height="0.3843in" svg:x="3.9646in" svg:y="0.1228in"><draw:text-box><text:p>not([:] false)</text:p></draw:text-box></draw:frame><draw:custom-shape text:anchor-type="paragraph" draw:z-index="84" draw:name="Shape70" draw:style-name="gr2" draw:text-style-name="P141" svg:width="0.1969in" svg:height="0.1969in" svg:x="5.602in" svg:y="0.03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1" draw:name="Shape73" draw:style-name="gr3" draw:text-style-name="P140" svg:x1="5.7in" svg:y1="0.1118in" svg:x2="5.9957in" svg:y2="0.5689in"><text:p/></draw:line></text:p>
      <text:p text:style-name="P34"><draw:line text:anchor-type="paragraph" draw:z-index="50" draw:name="Shape46" draw:style-name="gr1" draw:text-style-name="P140" svg:x1="0.972in" svg:y1="0.0953in" svg:x2="1.8618in" svg:y2="0.0161in"><text:p/></draw:line><draw:line text:anchor-type="paragraph" draw:z-index="52" draw:name="Shape48" draw:style-name="gr16" draw:text-style-name="P140" svg:x1="0.972in" svg:y1="0.0953in" svg:x2="2.2276in" svg:y2="0.2354in"><text:p/></draw:line><draw:line text:anchor-type="paragraph" draw:z-index="54" draw:name="Shape50" draw:style-name="gr1" draw:text-style-name="P140" svg:x1="1.8618in" svg:y1="0.0161in" svg:x2="3.9091in" svg:y2="0.1972in"><text:p/></draw:line><draw:frame text:anchor-type="paragraph" draw:z-index="57" draw:name="Shape53" draw:style-name="gr5" draw:text-style-name="P143" svg:width="0.387in" svg:height="0.2685in" svg:x="0.6882in" svg:y="0.0953in"><draw:text-box><text:p>bool</text:p></draw:text-box></draw:frame><draw:frame text:anchor-type="paragraph" draw:z-index="79" draw:name="Shape79" draw:style-name="gr5" draw:text-style-name="P143" svg:width="0.5831in" svg:height="0.2685in" svg:x="5.9874in" svg:y="0.0508in"><draw:text-box><text:p>[not]</text:p></draw:text-box></draw:frame><draw:custom-shape text:anchor-type="paragraph" draw:z-index="80" draw:name="Shape74" draw:style-name="gr4" draw:text-style-name="P142" svg:width="0.6858in" svg:height="0.1815in" svg:x="4.9563in" svg:y="0.168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4"><draw:line text:anchor-type="paragraph" draw:z-index="56" draw:name="Shape52" draw:style-name="gr1" draw:text-style-name="P140" svg:x1="3.1374in" svg:y1="0.1236in" svg:x2="3.9091in" svg:y2="0.0055in"><text:p/></draw:line><draw:line text:anchor-type="paragraph" draw:z-index="63" draw:name="Shape59" draw:style-name="gr17" draw:text-style-name="P140" svg:x1="3.1374in" svg:y1="0.1236in" svg:x2="1.4917in" svg:y2="1.0181in"><text:p/></draw:line><draw:line text:anchor-type="paragraph" draw:z-index="64" draw:name="Shape60" draw:style-name="gr16" draw:text-style-name="P140" svg:x1="3.9091in" svg:y1="0.0055in" svg:x2="2.5236in" svg:y2="1.0181in"><text:p/></draw:line><draw:frame text:anchor-type="paragraph" draw:z-index="71" draw:name="Shape67" draw:style-name="gr13" draw:text-style-name="P145" svg:width="0.6776in" svg:height="0.1925in" svg:x="2.1299in" svg:y="0.1236in"><draw:text-box><text:p><text:span text:style-name="T133">false</text:span></text:p></draw:text-box></draw:frame><draw:custom-shape text:anchor-type="paragraph" draw:z-index="74" draw:name="Shape72" draw:style-name="gr10" draw:text-style-name="P144" svg:width="0.1969in" svg:height="0.1969in" svg:x="5.9409in" svg:y="0.1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0" draw:name="Shape56" draw:style-name="gr20" draw:text-style-name="P143" svg:width="0.7012in" svg:height="0.3079in" svg:x="2.7673in" svg:y="0.1236in"><draw:text-box><text:p>not(bool)</text:p></draw:text-box></draw:frame><draw:line text:anchor-type="paragraph" draw:z-index="85" draw:name="Shape 1" draw:style-name="gr1" draw:text-style-name="P140" svg:x1="3.1378in" svg:y1="0.1236in" svg:x2="2.228in" svg:y2="0.0437in"><text:p/></draw:line></text:p>
      <text:p text:style-name="P34"><draw:line text:anchor-type="paragraph" draw:z-index="67" draw:name="Shape63" draw:style-name="gr16" draw:text-style-name="P140" svg:x1="1.9646in" svg:y1="0.0075in" svg:x2="2.5236in" svg:y2="0.8264in"><text:p/></draw:line><draw:line text:anchor-type="paragraph" draw:z-index="66" draw:name="Shape62" draw:style-name="gr16" draw:text-style-name="P140" svg:x1="1.9646in" svg:y1="0.0075in" svg:x2="1.4917in" svg:y2="0.8264in"><text:p/></draw:line><draw:frame text:anchor-type="paragraph" draw:z-index="76" draw:name="Shape76" draw:style-name="gr8" draw:text-style-name="P143" svg:width="0.287in" svg:height="0.2835in" svg:x="6.2165in" svg:y="0.0016in"><draw:text-box><text:p>or</text:p></draw:text-box></draw:frame></text:p>
      <text:p text:style-name="P34"><draw:frame text:anchor-type="paragraph" draw:z-index="72" draw:name="Shape68" draw:style-name="gr12" draw:text-style-name="P143" svg:width="1.4413in" svg:height="0.5307in" svg:x="3.4839in" svg:y="0.1283in"><draw:text-box><text:p>computation</text:p></draw:text-box></draw:frame></text:p>
      <text:p text:style-name="P34"><draw:custom-shape text:anchor-type="paragraph" draw:z-index="78" draw:name="Shape78" draw:style-name="gr6" draw:text-style-name="P142" svg:width="0.1579in" svg:height="0.3543in" draw:transform="rotate (-0.820304748437335) translate (3.41736111111111in 0.10277777777777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4"/>
      <text:p text:style-name="P34"><draw:line text:anchor-type="paragraph" draw:z-index="68" draw:name="Shape64" draw:style-name="gr16" draw:text-style-name="P140" svg:x1="1.4917in" svg:y1="0.0598in" svg:x2="2.5236in" svg:y2="0.0598in"><text:p/></draw:line><draw:frame text:anchor-type="paragraph" draw:z-index="69" draw:name="Shape65" draw:style-name="gr15" draw:text-style-name="P143" svg:width="0.5433in" svg:height="0.2677in" svg:x="1.3508in" svg:y="0.122in"><draw:text-box><text:p>bool</text:p></draw:text-box></draw:frame><draw:frame text:anchor-type="paragraph" draw:z-index="70" draw:name="Shape66" draw:style-name="gr14" draw:text-style-name="P143" svg:width="0.6622in" svg:height="0.2921in" svg:x="2.4756in" svg:y="0.0598in"><draw:text-box><text:p>true</text:p></draw:text-box></draw:frame></text:p>
      <text:p text:style-name="P34"/>
      <text:p text:style-name="P34"/>
      <text:p text:style-name="P34"/>
      <text:p text:style-name="P34"/>
      <text:p text:style-name="P44">The meaning of symbols are restricted by the ways we use them. The way it is restricted <text:span text:style-name="T51">in formal languages</text:span> is according to the axiom of quality.</text:p>
      <text:h text:style-name="P108" text:outline-level="3">References:</text:h>
      <text:p text:style-name="P117"/>
      <text:p text:style-name="P126"><text:reference-mark-start text:name="5"/>[<text:span text:style-name="T115">1</text:span>]<text:reference-mark-end text:name="5"/><text:tab/>“Formal language”</text:p>
      <text:p text:style-name="P126"><text:tab/>Wikipedia</text:p>
      <text:p text:style-name="P126"><text:tab/><text:a xlink:type="simple" xlink:href="https://en.wikipedia.org/wiki/Formal_language" text:style-name="Internet_20_link" text:visited-style-name="Visited_20_Internet_20_Link"><text:span text:style-name="T34">https://en.wikipedia.org/wiki/Formal_language</text:span></text:a></text:p>
      <text:p text:style-name="P128"/>
      <text:p text:style-name="P131"><text:reference-mark-start text:name="6"/>[<text:span text:style-name="T115">2</text:span>]<text:reference-mark-end text:name="6"/><text:tab/>“Path Semantics”</text:p>
      <text:p text:style-name="P131"><text:tab/>AdvancedResearch, Sven Nilsen</text:p>
      <text:p text:style-name="P131"><text:tab/><text:a xlink:type="simple" xlink:href="https://github.com/advancedresearch/path_semantics" text:style-name="Internet_20_link" text:visited-style-name="Visited_20_Internet_20_Link"><text:span text:style-name="T34">https://github.com/advancedresearch/path_semantics</text:span></text:a></text:p>
      <text:p text:style-name="P120"/>
      <text:p text:style-name="P120"><text:reference-mark-start text:name="first order logic"/>[<text:span text:style-name="T115">3</text:span>]<text:reference-mark-end text:name="first order logic"/><text:tab/>“First-order logic”</text:p>
      <text:p text:style-name="P120"><text:tab/>Wikipedia</text:p>
      <text:p text:style-name="P120"><text:tab/><text:a xlink:type="simple" xlink:href="https://en.wikipedia.org/wiki/First-order_logic" text:style-name="Internet_20_link" text:visited-style-name="Visited_20_Internet_20_Link"><text:span text:style-name="T76">https://en.wikipedia.org/wiki/First-order_logic</text:span></text:a></text:p>
      <text:p text:style-name="P120"/>
      <text:p text:style-name="P120"><text:reference-mark-start text:name="type theory"/>[<text:span text:style-name="T115">4</text:span>]<text:reference-mark-end text:name="type theory"/><text:tab/>“Type theory”</text:p>
      <text:p text:style-name="P120"><text:tab/>Wikipedia</text:p>
      <text:p text:style-name="P120"><text:tab/><text:a xlink:type="simple" xlink:href="https://en.wikipedia.org/wiki/Type_theory" text:style-name="Internet_20_link" text:visited-style-name="Visited_20_Internet_20_Link"><text:span text:style-name="T76">https://en.wikipedia.org/wiki/Type_theory</text:span></text:a></text:p>
      <text:p text:style-name="P127"/>
      <text:p text:style-name="P119"><text:reference-mark-start text:name="path semantical quality"/>[<text:span text:style-name="T115">5</text:span>]<text:reference-mark-end text:name="path semantical quality"/><text:tab/>“Path Semantical Quality”</text:p>
      <text:p text:style-name="P119"><text:tab/>Sven Nilsen, 2021</text:p>
      <text:p text:style-name="P119"><text:tab/><text:a xlink:type="simple" xlink:href="https://github.com/advancedresearch/path_semantics/blob/master/papers-wip2/path-semantical-quality.pdf" text:style-name="Internet_20_link" text:visited-style-name="Visited_20_Internet_20_Link"><text:span text:style-name="T76">https://github.com/advancedresearch/path_semantics/blob/master/papers-wip2/path-semantical-quality.pdf</text:span></text:a></text:p>
      <text:p text:style-name="P121"/>
      <text:p text:style-name="P122"><text:reference-mark-start text:name="rust"/>[<text:span text:style-name="T115">6</text:span>]<text:reference-mark-end text:name="rust"/><text:tab/>“Rust”</text:p>
      <text:p text:style-name="P122"><text:tab/>Rust programming language</text:p>
      <text:p text:style-name="P122"><text:tab/><text:a xlink:type="simple" xlink:href="https://www.rust-lang.org/" text:style-name="Internet_20_link" text:visited-style-name="Visited_20_Internet_20_Link"><text:span text:style-name="T76">https://www.rust-lang.org/</text:span></text:a></text:p>
      <text:p text:style-name="P130"/>
      <text:p text:style-name="P132"><text:reference-mark-start text:name="path semantical logic"/>[<text:span text:style-name="T116">7</text:span>]<text:reference-mark-end text:name="path semantical logic"/><text:tab/>“Path Semantical Logic”</text:p>
      <text:p text:style-name="P132"><text:tab/>AdvancedResearch – Reading sequences on Path Semantics</text:p>
      <text:p text:style-name="P132"><text:tab/><text:a xlink:type="simple" xlink:href="https://github.com/advancedresearch/path_semantics/blob/master/sequences.md#path-semantical-logic" text:style-name="Internet_20_link" text:visited-style-name="Visited_20_Internet_20_Link"><text:span text:style-name="T76">https://github.com/advancedresearch/path_semantics/blob/master/sequences.md#path-semantical-logic</text:span></text:a></text:p>
      <text:p text:style-name="P132"/>
      <text:p text:style-name="P133"><text:reference-mark-start text:name="intuitionistic logic"/>[<text:span text:style-name="T116">8</text:span>]<text:reference-mark-end text:name="intuitionistic logic"/><text:tab/>“Intuitionistic Logic”</text:p>
      <text:p text:style-name="P133"><text:tab/>Stanford Encyclopedia of Philosophy</text:p>
      <text:p text:style-name="P133"><text:tab/><text:a xlink:type="simple" xlink:href="https://plato.stanford.edu/entries/logic-intuitionistic/" text:style-name="Internet_20_link" text:visited-style-name="Visited_20_Internet_20_Link"><text:span text:style-name="T76">https://plato.stanford.edu/entries/logic-intuitionistic/</text:span></text:a></text:p>
      <text:p text:style-name="P130"/>
      <text:p text:style-name="P45"><text:reference-mark-start text:name="7"/>[<text:span text:style-name="T116">9</text:span>]<text:reference-mark-end text:name="7"/><text:tab/>“Informal Theorem Proving”</text:p>
      <text:p text:style-name="P45"><text:tab/>Sven Nilsen, 2019</text:p>
      <text:p text:style-name="P45"><text:tab/><text:a xlink:type="simple" xlink:href="https://github.com/advancedresearch/path_semantics/blob/master/papers-wip/informal-theorem-proving.pdf" text:style-name="Internet_20_link" text:visited-style-name="Visited_20_Internet_20_Link"><text:span text:style-name="T34">https://github.com/advancedresearch/path_semantics/blob/master/papers-wip/informal-theorem-proving.pdf</text:span></text:a></text:p>
      <text:p text:style-name="P68"/>
      <text:p text:style-name="P135"><text:reference-mark-start text:name="set theory"/>[<text:span text:style-name="T126">10</text:span>]<text:reference-mark-end text:name="set theory"/><text:tab/>“Set theory”</text:p>
      <text:p text:style-name="P135"><text:tab/>Wikipedia</text:p>
      <text:p text:style-name="P135"><text:tab/><text:a xlink:type="simple" xlink:href="https://en.wikipedia.org/wiki/Set_theory" text:style-name="Internet_20_link" text:visited-style-name="Visited_20_Internet_20_Link"><text:span text:style-name="T76">https://en.wikipedia.org/wiki/Set_theory</text:span></text:a></text:p>
      <text:p text:style-name="P135"/>
      <text:p text:style-name="P136"><text:reference-mark-start text:name="avatar logic"/>[11]<text:reference-mark-end text:name="avatar logic"/><text:tab/>“Avatar Logic”</text:p>
      <text:p text:style-name="P136"><text:tab/>AdvancedResearch – Summary page on Avatar Extensions</text:p>
      <text:p text:style-name="P136"><text:tab/><text:a xlink:type="simple" xlink:href="https://advancedresearch.github.io/avatar-extensions/summary.html#avatar-logic" text:style-name="Internet_20_link" text:visited-style-name="Visited_20_Internet_20_Link"><text:span text:style-name="T76">https://advancedresearch.github.io/avatar-extensions/summary.html#avatar-logic</text:span></text:a></text:p>
      <text:p text:style-name="P136"/>
      <text:p text:style-name="P69"><text:reference-mark-start text:name="standard order"/>[<text:span text:style-name="T116">1</text:span><text:span text:style-name="T126">2</text:span>]<text:reference-mark-end text:name="standard order"/><text:tab/>“New Standard Order for Levels”</text:p>
      <text:p text:style-name="P69"><text:tab/>Sven Nilsen, 2021</text:p>
      <text:p text:style-name="P69"><text:tab/><text:a xlink:type="simple" xlink:href="https://github.com/advancedresearch/path_semantics/blob/master/papers-wip2/new-standard-order-for-levels.pdf" text:style-name="Internet_20_link" text:visited-style-name="Visited_20_Internet_20_Link"><text:span text:style-name="T34">https://github.com/advancedresearch/path_semantics/blob/master/papers-wip2/new-standard-order-for-levels.pdf</text:span></text:a></text:p>
      <text:p text:style-name="P68"/>
      <text:p text:style-name="P66"/>
      <text:p text:style-name="P66"><text:soft-page-break/><text:reference-mark-start text:name="14"/>[<text:span text:style-name="T116">1</text:span><text:span text:style-name="T126">3</text:span>]<text:reference-mark-end text:name="14"/><text:tab/>“Identity of indiscernibles”</text:p>
      <text:p text:style-name="P66"><text:tab/>Wikipedia</text:p>
      <text:p text:style-name="P66"><text:tab/><text:a xlink:type="simple" xlink:href="https://en.wikipedia.org/wiki/Identity_of_indiscernibles" text:style-name="Internet_20_link" text:visited-style-name="Visited_20_Internet_20_Link"><text:span text:style-name="T34">https://en.wikipedia.org/wiki/Identity_of_indiscernibles</text:span></text:a></text:p>
      <text:p text:style-name="P47"/>
      <text:p text:style-name="P47"><text:reference-mark-start text:name="9"/>[<text:span text:style-name="T113">1</text:span><text:span text:style-name="T126">4</text:span>]<text:reference-mark-end text:name="9"/><text:tab/>“Normal Paths”</text:p>
      <text:p text:style-name="P47"><text:tab/>Sven Nilsen, 2019</text:p>
      <text:p text:style-name="P47"><text:tab/><text:a xlink:type="simple" xlink:href="https://github.com/advancedresearch/path_semantics/blob/master/papers-wip/normal-paths.pdf" text:style-name="Internet_20_link" text:visited-style-name="Visited_20_Internet_20_Link"><text:span text:style-name="T34">https://github.com/advancedresearch/path_semantics/blob/master/papers-wip/normal-paths.pdf</text:span></text:a></text:p>
      <text:p text:style-name="P47"/>
      <text:p text:style-name="P48"/>
      <text:p text:style-name="P48"><text:reference-mark-start text:name="10"/>[<text:span text:style-name="T108">1</text:span><text:span text:style-name="T126">5</text:span>]<text:reference-mark-end text:name="10"/><text:tab/>“The Coq Proof Assistant”</text:p>
      <text:p text:style-name="P48"><text:tab/><text:a xlink:type="simple" xlink:href="https://coq.inria.fr/" text:style-name="Internet_20_link" text:visited-style-name="Visited_20_Internet_20_Link"><text:span text:style-name="T34">https://coq.inria.fr/</text:span></text:a></text:p>
      <text:p text:style-name="P49"/>
      <text:p text:style-name="P50"><text:reference-mark-start text:name="13"/>[<text:span text:style-name="T108">1</text:span><text:span text:style-name="T126">6</text:span>]<text:reference-mark-end text:name="13"/><text:tab/>“Idris: A Language with Dependent Types”</text:p>
      <text:p text:style-name="P50"><text:tab/><text:a xlink:type="simple" xlink:href="https://www.idris-lang.org/" text:style-name="Internet_20_link" text:visited-style-name="Visited_20_Internet_20_Link"><text:span text:style-name="T34">https://www.idris-lang.org/</text:span></text:a></text:p>
      <text:p text:style-name="Standard"/>
      <text:p text:style-name="P46"><text:reference-mark-start text:name="8"/>[<text:span text:style-name="T81">1</text:span><text:span text:style-name="T126">7</text:span>]<text:reference-mark-end text:name="8"/><text:tab/>“Vladimir Voevodsky”</text:p>
      <text:p text:style-name="P46"><text:tab/>Wikipedia</text:p>
      <text:p text:style-name="P46"><text:tab/><text:a xlink:type="simple" xlink:href="https://en.wikipedia.org/wiki/Vladimir_Voevodsky" text:style-name="Internet_20_link" text:visited-style-name="Visited_20_Internet_20_Link"><text:span text:style-name="T34">https://en.wikipedia.org/wiki/Vladimir_Voevodsky</text:span></text:a></text:p>
      <text:p text:style-name="P137"/>
      <text:p text:style-name="P138"><text:reference-mark-start text:name="cubical type theory"/>[18]<text:reference-mark-end text:name="cubical type theory"/><text:tab/>“cubical type theory”</text:p>
      <text:p text:style-name="P138"><text:tab/>nLab</text:p>
      <text:p text:style-name="P138"><text:tab/><text:a xlink:type="simple" xlink:href="https://ncatlab.org/nlab/show/cubical+type+theory" text:style-name="Internet_20_link" text:visited-style-name="Visited_20_Internet_20_Link"><text:span text:style-name="T76">https://ncatlab.org/nlab/show/cubical+type+theory</text:span></text:a></text:p>
      <text:p text:style-name="P138"/>
      <text:p text:style-name="P138"><text:reference-mark-start text:name="lean"/>[19]<text:reference-mark-end text:name="lean"/><text:tab/>“Lean”</text:p>
      <text:p text:style-name="P138"><text:tab/>Microsoft Research – The Lean programming language</text:p>
      <text:p text:style-name="P138"><text:tab/><text:a xlink:type="simple" xlink:href="https://leanprover.github.io/about/" text:style-name="Internet_20_link" text:visited-style-name="Visited_20_Internet_20_Link"><text:span text:style-name="T76">https://leanprover.github.io/about/</text:span></text:a></text:p>
      <text:p text:style-name="P1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draw:marker draw:name="Arrowheads_20_1" draw:display-name="Arrowheads 1" svg:viewBox="0 0 20 30" svg:d="M10 0l-10 30h20z"/>
    <draw:marker draw:name="Arrowheads_20_2" draw:display-name="Arrowheads 2" svg:viewBox="0 7 20 13" svg:d="M0 20l10-13 10 13z"/>
    <draw:stroke-dash draw:name="Dot_20__28_Rounded_29_" draw:display-name="Dot (Rounded)" draw:style="round" draw:dots1="1" draw:dots1-length="1%" draw:distance="199%"/>
    <draw:stroke-dash draw:name="Long_20_Dot" draw:display-name="Long Dot" draw:style="rect" draw:dots1="1" draw:dots1-length="1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6-08-12T11:42:38.563228000</meta:creation-date>
    <dc:date>2023-01-04T20:54:07.274686280</dc:date>
    <meta:editing-duration>PT10H16M31S</meta:editing-duration>
    <meta:editing-cycles>232</meta:editing-cycles>
    <meta:generator>LibreOffice/7.2.2.2$MacOSX_X86_64 LibreOffice_project/02b2acce88a210515b4a5bb2e46cbfb63fe97d56</meta:generator>
    <meta:document-statistic meta:table-count="3" meta:image-count="0" meta:object-count="6" meta:page-count="14" meta:paragraph-count="277" meta:word-count="4990" meta:character-count="30513" meta:non-whitespace-character-count="25719"/>
  </office:meta>
</office:document-meta>
</file>

<file path=Object 1/content.xml><?xml version="1.0" encoding="utf-8"?>
<math xmlns="http://www.w3.org/1998/Math/MathML" display="block">
  <semantics>
    <mfrac>
      <mrow>
        <mrow>
          <mo fence="true" stretchy="false">(</mo>
          <mrow>
            <mrow>
              <msub>
                <mi>F</mi>
                <mn>0</mn>
              </msub>
              <mtext>~~</mtext>
              <msub>
                <mi>F</mi>
                <mn>1</mn>
              </msub>
            </mrow>
          </mrow>
          <mo fence="true" stretchy="false">)</mo>
        </mrow>
        <mo stretchy="false">∧</mo>
        <mrow>
          <mo fence="true" stretchy="false">(</mo>
          <mrow>
            <mrow>
              <msub>
                <mi>F</mi>
                <mn>0</mn>
              </msub>
              <mtext>=&gt;</mtext>
              <msub>
                <mi>X</mi>
                <mn>0</mn>
              </msub>
            </mrow>
          </mrow>
          <mo fence="true" stretchy="false">)</mo>
        </mrow>
        <mo stretchy="false">∧</mo>
        <mrow>
          <mo fence="true" stretchy="false">(</mo>
          <mrow>
            <mrow>
              <msub>
                <mi>F</mi>
                <mn>1</mn>
              </msub>
              <mtext>=&gt;</mtext>
              <msub>
                <mi>X</mi>
                <mn>1</mn>
              </msub>
            </mrow>
          </mrow>
          <mo fence="true" stretchy="false">)</mo>
        </mrow>
        <mo stretchy="false">∧</mo>
        <mrow>
          <mo fence="true" stretchy="false">(</mo>
          <mrow>
            <mrow>
              <msub>
                <mi>F</mi>
                <mn>0</mn>
              </msub>
              <mo stretchy="false">&lt;</mo>
              <msub>
                <mi>X</mi>
                <mn>0</mn>
              </msub>
            </mrow>
          </mrow>
          <mo fence="true" stretchy="false">)</mo>
        </mrow>
        <mo stretchy="false">∧</mo>
        <mrow>
          <mo fence="true" stretchy="false">(</mo>
          <mrow>
            <mrow>
              <msub>
                <mi>F</mi>
                <mn>1</mn>
              </msub>
              <mo stretchy="false">&lt;</mo>
              <msub>
                <mi>X</mi>
                <mn>1</mn>
              </msub>
            </mrow>
          </mrow>
          <mo fence="true" stretchy="false">)</mo>
        </mrow>
      </mrow>
      <mrow>
        <msub>
          <mi>X</mi>
          <mn>0</mn>
        </msub>
        <mtext>~~</mtext>
        <msub>
          <mi>X</mi>
          <mn>1</mn>
        </msub>
      </mrow>
    </mfrac>
    <annotation encoding="StarMath 5.0">{(F sub 0 "~~" F sub 1) and  (F sub 0 "=&gt;" X sub 0) and (F sub 1 "=&gt;" X sub 1) and (F sub 0 &lt; X sub 0) and (F sub 1 &lt; X sub 1)} over {X sub 0 "~~" X sub 1} </annotation>
  </semantics>
</math>
</file>

<file path=Object 2/content.xml><?xml version="1.0" encoding="utf-8"?>
<math xmlns="http://www.w3.org/1998/Math/MathML" display="block">
  <semantics>
    <mfrac>
      <mrow>
        <msub>
          <mi>F</mi>
          <mn>0</mn>
        </msub>
        <mo stretchy="false">&lt;</mo>
        <msub>
          <mi>X</mi>
          <mn>0</mn>
        </msub>
      </mrow>
      <mrow>
        <mrow>
          <msub>
            <mi>F</mi>
            <mn>0</mn>
          </msub>
          <mo stretchy="false">=</mo>
          <mn>0,</mn>
        </mrow>
        <mrow>
          <msub>
            <mi>X</mi>
            <mn>0</mn>
          </msub>
          <mo stretchy="false">=</mo>
          <mn>1</mn>
        </mrow>
      </mrow>
    </mfrac>
    <annotation encoding="StarMath 5.0">{F sub 0 &lt; X sub 0} over {F sub 0 = 0, X sub 0 = 1}</annotation>
  </semantics>
</math>
</file>

<file path=Object 3/content.xml><?xml version="1.0" encoding="utf-8"?>
<math xmlns="http://www.w3.org/1998/Math/MathML" display="block">
  <semantics>
    <mfrac>
      <mrow>
        <mrow>
          <mo fence="true" stretchy="false">(</mo>
          <mrow>
            <mrow>
              <msub>
                <mi>F</mi>
                <mn>0</mn>
              </msub>
              <mtext>~~</mtext>
              <msub>
                <mi>F</mi>
                <mn>1</mn>
              </msub>
            </mrow>
          </mrow>
          <mo fence="true" stretchy="false">)</mo>
        </mrow>
        <mo stretchy="false">∧</mo>
        <mrow>
          <mo fence="true" stretchy="false">(</mo>
          <mrow>
            <mrow>
              <msub>
                <mi>F</mi>
                <mn>0</mn>
              </msub>
              <mtext>=&gt;</mtext>
              <msub>
                <mi>X</mi>
                <mn>0</mn>
              </msub>
            </mrow>
          </mrow>
          <mo fence="true" stretchy="false">)</mo>
        </mrow>
        <mo stretchy="false">∧</mo>
        <mrow>
          <mo fence="true" stretchy="false">(</mo>
          <mrow>
            <mrow>
              <msub>
                <mi>F</mi>
                <mn>1</mn>
              </msub>
              <mtext>=&gt;</mtext>
              <msub>
                <mi>X</mi>
                <mn>1</mn>
              </msub>
            </mrow>
          </mrow>
          <mo fence="true" stretchy="false">)</mo>
        </mrow>
        <mo stretchy="false">∧</mo>
        <mrow>
          <mo fence="true" stretchy="false">(</mo>
          <mrow>
            <mrow>
              <msub>
                <mi>F</mi>
                <mn>0</mn>
              </msub>
              <mo stretchy="false">&lt;</mo>
              <msub>
                <mi>X</mi>
                <mn>0</mn>
              </msub>
            </mrow>
          </mrow>
          <mo fence="true" stretchy="false">)</mo>
        </mrow>
        <mo stretchy="false">∧</mo>
        <mrow>
          <mo fence="true" stretchy="false">(</mo>
          <mrow>
            <mrow>
              <msub>
                <mi>F</mi>
                <mn>1</mn>
              </msub>
              <mo stretchy="false">&lt;</mo>
              <msub>
                <mi>X</mi>
                <mn>1</mn>
              </msub>
            </mrow>
          </mrow>
          <mo fence="true" stretchy="false">)</mo>
        </mrow>
      </mrow>
      <mrow>
        <msub>
          <mi>X</mi>
          <mn>0</mn>
        </msub>
        <mtext>~~</mtext>
        <msub>
          <mi>X</mi>
          <mn>1</mn>
        </msub>
      </mrow>
    </mfrac>
    <annotation encoding="StarMath 5.0">{(F sub 0 "~~" F sub 1) and  (F sub 0 "=&gt;" X sub 0) and (F sub 1 "=&gt;" X sub 1) and (F sub 0 &lt; X sub 0) and (F sub 1 &lt; X sub 1)} over {X sub 0 "~~" X sub 1} </annotation>
  </semantics>
</math>
</file>

<file path=Object 4/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mo>
          <msub>
            <mi>F</mi>
            <mn>1</mn>
          </msub>
        </mrow>
      </mrow>
      <mrow>
        <msub>
          <mi>X</mi>
          <mn>0</mn>
        </msub>
        <mo stretchy="false">=</mo>
        <msub>
          <mi>X</mi>
          <mn>1</mn>
        </msub>
      </mrow>
    </mfrac>
    <annotation encoding="StarMath 5.0">{F sub 0 (X sub 0), F sub 1 (X sub 1), F sub 0 = F sub 1} over {X sub 0 = X sub 1} </annotation>
  </semantics>
</math>
</file>

<file path=Object 5/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gt;</mo>
          <msub>
            <mi>X</mi>
            <mn>0,</mn>
          </msub>
        </mrow>
        <mrow>
          <msub>
            <mi>F</mi>
            <mn>0</mn>
          </msub>
          <mo stretchy="false">=</mo>
          <msub>
            <mi>F</mi>
            <mn>1</mn>
          </msub>
        </mrow>
      </mrow>
      <mrow>
        <msub>
          <mi>X</mi>
          <mn>0</mn>
        </msub>
        <mo stretchy="false">=</mo>
        <msub>
          <mi>X</mi>
          <mn>1</mn>
        </msub>
      </mrow>
    </mfrac>
    <annotation encoding="StarMath 5.0">{F sub 0 (X sub 0), F sub 1 (X sub 1), F sub 0 &gt; X sub 0, F sub 0 = F sub 1} over {X sub 0 = X sub 1} </annotation>
  </semantics>
</math>
</file>

<file path=Object 6/content.xml><?xml version="1.0" encoding="utf-8"?>
<math xmlns="http://www.w3.org/1998/Math/MathML" display="block">
  <semantics>
    <mfrac>
      <mrow>
        <mrow>
          <mo stretchy="false">¬</mo>
          <mrow>
            <mo fence="true" form="prefix" stretchy="false">(</mo>
            <mrow>
              <mrow>
                <msub>
                  <mi>X</mi>
                  <mn>0</mn>
                </msub>
                <mtext>~~</mtext>
                <msub>
                  <mi>X</mi>
                  <mn>1</mn>
                </msub>
              </mrow>
            </mrow>
            <mo fence="true" form="postfix" stretchy="false">)</mo>
          </mrow>
        </mrow>
        <mo stretchy="false">∧</mo>
        <mrow>
          <mo fence="true" form="prefix" stretchy="false">(</mo>
          <mrow>
            <mrow>
              <msub>
                <mi>F</mi>
                <mn>0</mn>
              </msub>
              <mtext>=&gt;</mtext>
              <msub>
                <mi>X</mi>
                <mn>0</mn>
              </msub>
            </mrow>
          </mrow>
          <mo fence="true" form="postfix" stretchy="false">)</mo>
        </mrow>
        <mo stretchy="false">∧</mo>
        <mrow>
          <mo fence="true" form="prefix" stretchy="false">(</mo>
          <mrow>
            <mrow>
              <msub>
                <mi>F</mi>
                <mn>1</mn>
              </msub>
              <mtext>=&gt;</mtext>
              <msub>
                <mi>X</mi>
                <mn>1</mn>
              </msub>
            </mrow>
          </mrow>
          <mo fence="true" form="postfix" stretchy="false">)</mo>
        </mrow>
        <mo stretchy="false">∧</mo>
        <mrow>
          <mo fence="true" form="prefix" stretchy="false">(</mo>
          <mrow>
            <mrow>
              <msub>
                <mi>F</mi>
                <mn>0</mn>
              </msub>
              <mo stretchy="false">&lt;</mo>
              <msub>
                <mi>X</mi>
                <mn>0</mn>
              </msub>
            </mrow>
          </mrow>
          <mo fence="true" form="postfix" stretchy="false">)</mo>
        </mrow>
        <mo stretchy="false">∧</mo>
        <mrow>
          <mo fence="true" form="prefix" stretchy="false">(</mo>
          <mrow>
            <mrow>
              <msub>
                <mi>F</mi>
                <mn>1</mn>
              </msub>
              <mo stretchy="false">&lt;</mo>
              <msub>
                <mi>X</mi>
                <mn>1</mn>
              </msub>
            </mrow>
          </mrow>
          <mo fence="true" form="postfix" stretchy="false">)</mo>
        </mrow>
      </mrow>
      <mrow>
        <mo stretchy="false">¬</mo>
        <mrow>
          <mo fence="true" form="prefix" stretchy="false">(</mo>
          <mrow>
            <mrow>
              <msub>
                <mi>F</mi>
                <mn>0</mn>
              </msub>
              <mtext>~~</mtext>
              <msub>
                <mi>F</mi>
                <mn>1</mn>
              </msub>
            </mrow>
          </mrow>
          <mo fence="true" form="postfix" stretchy="false">)</mo>
        </mrow>
      </mrow>
    </mfrac>
    <annotation encoding="StarMath 5.0">{neg (X sub 0 "~~" X sub 1) and  (F sub 0 "=&gt;" X sub 0) and (F sub 1 "=&gt;" X sub 1) and (F sub 0 &lt; X sub 0) and (F sub 1 &lt; X sub 1)} over {neg (F sub 0 "~~" F sub 1)} </annotation>
  </semantics>
</math>
</file>